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Bahnschrift" svg:font-family="Bahnschrift" style:font-family-generic="swiss" style:font-pitch="variable"/>
    <style:font-face style:name="Helvetica Neue" svg:font-family="'Helvetica Neue'" style:font-family-generic="system" style:font-pitch="variable"/>
    <style:font-face style:name="Liberation Sans" svg:font-family="'Liberation Sans'" style:font-family-generic="swiss" style:font-pitch="variable"/>
    <style:font-face style:name="Montserrat" svg:font-family="Montserrat" style:font-family-generic="roman" style:font-pitch="variable"/>
    <style:font-face style:name="Montserrat1" svg:font-family="Montserrat"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P1" style:family="paragraph" style:parent-style-name="Subtitle" style:master-page-name="Standard">
      <style:paragraph-properties style:page-number="1"/>
      <style:text-properties style:font-name="Bahnschrift" style:font-name-asian="Montserrat1" style:font-name-complex="Montserrat1"/>
    </style:style>
    <style:style style:name="P2" style:family="paragraph" style:parent-style-name="normal">
      <style:text-properties style:font-name="Bahnschrift" fo:font-size="12pt" officeooo:rsid="00244803" officeooo:paragraph-rsid="00244803" style:font-name-asian="Montserrat1" style:font-size-asian="12pt" style:font-name-complex="Montserrat1" style:font-size-complex="12pt"/>
    </style:style>
    <style:style style:name="P3" style:family="paragraph" style:parent-style-name="normal" style:list-style-name="L1">
      <style:text-properties style:font-name="Bahnschrift" fo:font-size="12pt" fo:language="es" fo:country="AR" officeooo:rsid="00244803" officeooo:paragraph-rsid="00247334" style:font-name-asian="Montserrat1" style:font-size-asian="12pt" style:font-name-complex="Montserrat1" style:font-size-complex="12pt"/>
    </style:style>
    <style:style style:name="P4" style:family="paragraph" style:parent-style-name="normal" style:list-style-name="L1">
      <style:text-properties style:font-name="Bahnschrift" fo:font-size="12pt" officeooo:rsid="00244803" officeooo:paragraph-rsid="00244803" style:font-name-asian="Montserrat1" style:font-size-asian="12pt" style:font-name-complex="Montserrat1" style:font-size-complex="12pt"/>
    </style:style>
    <style:style style:name="P5" style:family="paragraph" style:parent-style-name="normal">
      <style:text-properties style:font-name="Bahnschrift" fo:font-size="12pt" fo:language="es" fo:country="AR" fo:font-weight="bold" officeooo:rsid="00244803" officeooo:paragraph-rsid="00244803" style:font-name-asian="Montserrat1" style:font-size-asian="12pt" style:font-weight-asian="bold" style:font-name-complex="Montserrat1" style:font-size-complex="12pt" style:font-weight-complex="bold"/>
    </style:style>
    <style:style style:name="P6" style:family="paragraph" style:parent-style-name="normal" style:list-style-name="L2">
      <style:text-properties style:font-name="Bahnschrift" fo:font-size="12pt" fo:language="es" fo:country="AR" fo:font-weight="normal" officeooo:rsid="00244803" officeooo:paragraph-rsid="00244803" style:font-name-asian="Montserrat1" style:font-size-asian="12pt" style:font-weight-asian="normal" style:font-name-complex="Montserrat1" style:font-size-complex="12pt" style:font-weight-complex="normal"/>
    </style:style>
    <style:style style:name="P7" style:family="paragraph" style:parent-style-name="normal" style:list-style-name="L2">
      <style:text-properties style:font-name="Bahnschrift" fo:font-size="12pt" officeooo:rsid="001ff19c" officeooo:paragraph-rsid="00244803" style:font-size-asian="12pt" style:font-size-complex="12pt"/>
    </style:style>
    <style:style style:name="P8" style:family="paragraph" style:parent-style-name="normal" style:list-style-name="L2">
      <style:text-properties style:font-name="Bahnschrift" fo:font-size="12pt" fo:language="es" fo:country="AR" officeooo:rsid="00247334" officeooo:paragraph-rsid="00247334" style:font-size-asian="12pt" style:font-size-complex="12pt"/>
    </style:style>
    <style:style style:name="P9" style:family="paragraph" style:parent-style-name="normal" style:list-style-name="L2">
      <style:text-properties style:font-name="Bahnschrift" fo:font-size="12pt" officeooo:paragraph-rsid="00247334" style:font-size-asian="12pt" style:font-size-complex="12pt"/>
    </style:style>
    <style:style style:name="P10" style:family="paragraph" style:parent-style-name="normal" style:list-style-name="L2">
      <style:text-properties style:font-name="Bahnschrift" fo:font-size="12pt" fo:language="es" fo:country="AR" fo:font-style="italic" officeooo:rsid="00247334" officeooo:paragraph-rsid="00247334" style:font-name-asian="Helvetica Neue" style:font-size-asian="12pt" style:font-style-asian="italic" style:font-name-complex="Helvetica Neue" style:font-size-complex="12pt" style:font-style-complex="italic"/>
    </style:style>
    <style:style style:name="P11" style:family="paragraph" style:parent-style-name="normal" style:list-style-name="L2">
      <style:text-properties style:font-name="Bahnschrift" fo:font-size="12pt" fo:language="es" fo:country="AR" fo:font-style="normal" officeooo:rsid="00247334" officeooo:paragraph-rsid="00247334" style:font-name-asian="Helvetica Neue" style:font-size-asian="12pt" style:font-style-asian="normal" style:font-name-complex="Helvetica Neue" style:font-size-complex="12pt" style:font-style-complex="normal"/>
    </style:style>
    <style:style style:name="P12" style:family="paragraph" style:parent-style-name="normal" style:list-style-name="L2">
      <style:text-properties style:font-name="Bahnschrift" fo:font-size="12pt" officeooo:rsid="00247334" officeooo:paragraph-rsid="00247334" style:font-size-asian="12pt" style:font-size-complex="12pt"/>
    </style:style>
    <style:style style:name="P13" style:family="paragraph" style:parent-style-name="Heading_20_1" style:list-style-name="WWNum10">
      <style:paragraph-properties fo:margin-left="0.5in" fo:text-indent="-0.25in" style:auto-text-indent="false"/>
      <style:text-properties style:font-name="Bahnschrift" style:font-name-asian="Montserrat1" style:font-name-complex="Montserrat1"/>
    </style:style>
    <style:style style:name="P14" style:family="paragraph" style:parent-style-name="normal">
      <style:text-properties style:font-name="Bahnschrift" style:font-name-asian="Montserrat1" style:font-name-complex="Montserrat1"/>
    </style:style>
    <style:style style:name="P15" style:family="paragraph" style:parent-style-name="normal" style:list-style-name="WWNum44">
      <style:paragraph-properties fo:margin-left="0.5in" fo:text-indent="-0.25in" style:auto-text-indent="false"/>
      <style:text-properties style:font-name="Bahnschrift" style:font-name-asian="Montserrat1" style:font-name-complex="Montserrat1"/>
    </style:style>
    <style:style style:name="P16" style:family="paragraph" style:parent-style-name="normal" style:list-style-name="WWNum42">
      <style:paragraph-properties fo:margin-left="0.5in" fo:text-indent="-0.25in" style:auto-text-indent="false"/>
      <style:text-properties style:font-name="Bahnschrift" style:font-name-asian="Montserrat1" style:font-name-complex="Montserrat1"/>
    </style:style>
    <style:style style:name="P17" style:family="paragraph" style:parent-style-name="normal">
      <style:paragraph-properties fo:margin-left="0in" fo:text-indent="0in" style:auto-text-indent="false"/>
      <style:text-properties style:font-name="Bahnschrift" style:font-name-asian="Montserrat1" style:font-name-complex="Montserrat1"/>
    </style:style>
    <style:style style:name="P18" style:family="paragraph" style:parent-style-name="Heading_20_1">
      <style:text-properties style:font-name="Bahnschrift"/>
    </style:style>
    <style:style style:name="P19" style:family="paragraph" style:parent-style-name="Heading_20_2">
      <style:text-properties style:font-name="Bahnschrift"/>
    </style:style>
    <style:style style:name="P20" style:family="paragraph" style:parent-style-name="normal">
      <style:text-properties style:font-name="Bahnschrift"/>
    </style:style>
    <style:style style:name="P21" style:family="paragraph" style:parent-style-name="normal">
      <style:paragraph-properties fo:margin-left="0in" fo:text-indent="0in" style:auto-text-indent="false"/>
      <style:text-properties style:font-name="Bahnschrift"/>
    </style:style>
    <style:style style:name="P22" style:family="paragraph" style:parent-style-name="normal">
      <style:text-properties style:font-name="Bahnschrift" fo:font-weight="bold" style:font-weight-asian="bold"/>
    </style:style>
    <style:style style:name="P23" style:family="paragraph" style:parent-style-name="normal">
      <style:text-properties fo:color="#ff9900" loext:opacity="100%" style:font-name="Bahnschrift" fo:font-weight="bold" style:font-weight-asian="bold"/>
    </style:style>
    <style:style style:name="P24" style:family="paragraph" style:parent-style-name="normal">
      <style:text-properties fo:color="#ff9900" loext:opacity="100%" style:font-name="Bahnschrift"/>
    </style:style>
    <style:style style:name="P25" style:family="paragraph" style:parent-style-name="normal" style:list-style-name="WWNum34">
      <style:paragraph-properties fo:margin-left="0.5in" fo:text-indent="-0.25in" style:auto-text-indent="false"/>
      <style:text-properties style:font-name="Bahnschrift"/>
    </style:style>
    <style:style style:name="P26" style:family="paragraph" style:parent-style-name="normal" style:list-style-name="WWNum12">
      <style:paragraph-properties fo:margin-left="0.5in" fo:text-indent="-0.25in" style:auto-text-indent="false"/>
      <style:text-properties style:font-name="Bahnschrift" fo:font-weight="bold" style:font-weight-asian="bold"/>
    </style:style>
    <style:style style:name="P27" style:family="paragraph" style:parent-style-name="normal" style:list-style-name="WWNum35">
      <style:paragraph-properties fo:margin-left="0.5in" fo:text-indent="-0.25in" style:auto-text-indent="false"/>
      <style:text-properties style:font-name="Bahnschrift"/>
    </style:style>
    <style:style style:name="P28" style:family="paragraph" style:parent-style-name="normal" style:list-style-name="WWNum17">
      <style:paragraph-properties fo:margin-left="0.5in" fo:text-indent="-0.25in" style:auto-text-indent="false"/>
      <style:text-properties style:font-name="Bahnschrift"/>
    </style:style>
    <style:style style:name="P29" style:family="paragraph" style:parent-style-name="normal" style:list-style-name="WWNum17">
      <style:paragraph-properties fo:margin-left="0.5in" fo:text-indent="-0.25in" style:auto-text-indent="false"/>
      <style:text-properties style:font-name="Bahnschrift" fo:font-weight="bold" style:font-weight-asian="bold"/>
    </style:style>
    <style:style style:name="P30" style:family="paragraph" style:parent-style-name="normal" style:list-style-name="WWNum39">
      <style:paragraph-properties fo:margin-left="0.5in" fo:text-indent="-0.25in" style:auto-text-indent="false"/>
      <style:text-properties style:font-name="Bahnschrift" fo:font-weight="bold" style:font-weight-asian="bold"/>
    </style:style>
    <style:style style:name="P31" style:family="paragraph" style:parent-style-name="normal" style:list-style-name="WWNum39">
      <style:paragraph-properties fo:margin-left="0.5in" fo:text-indent="-0.25in" style:auto-text-indent="false"/>
      <style:text-properties style:font-name="Bahnschrift"/>
    </style:style>
    <style:style style:name="P32" style:family="paragraph" style:parent-style-name="Heading_20_3">
      <style:text-properties style:font-name="Bahnschrift" fo:font-weight="bold" style:font-weight-asian="bold"/>
    </style:style>
    <style:style style:name="P33" style:family="paragraph" style:parent-style-name="Heading_20_3">
      <style:text-properties style:font-name="Bahnschrift"/>
    </style:style>
    <style:style style:name="P34" style:family="paragraph" style:parent-style-name="Heading_20_3">
      <style:paragraph-properties fo:margin-top="0.1945in" fo:margin-bottom="0.0555in" style:contextual-spacing="false" fo:line-height="100%" fo:keep-together="auto" fo:keep-with-next="auto"/>
      <style:text-properties fo:color="#000000" loext:opacity="100%" style:font-name="Bahnschrift" fo:font-size="13pt" fo:font-weight="normal" style:font-size-asian="13pt" style:font-weight-asian="normal" style:font-size-complex="13pt"/>
    </style:style>
    <style:style style:name="P35" style:family="paragraph" style:parent-style-name="normal" style:list-style-name="WWNum41">
      <style:paragraph-properties fo:margin-left="0.5in" fo:margin-top="0.1665in" fo:margin-bottom="0in" style:contextual-spacing="false" fo:line-height="100%" fo:text-indent="-0.25in" style:auto-text-indent="false"/>
      <style:text-properties style:font-name="Bahnschrift"/>
    </style:style>
    <style:style style:name="P36" style:family="paragraph" style:parent-style-name="normal" style:list-style-name="WWNum41">
      <style:paragraph-properties fo:margin-left="0.5in" fo:margin-top="0in" fo:margin-bottom="0in" style:contextual-spacing="false" fo:line-height="100%" fo:text-indent="-0.25in" style:auto-text-indent="false"/>
      <style:text-properties style:font-name="Bahnschrift"/>
    </style:style>
    <style:style style:name="P37" style:family="paragraph" style:parent-style-name="normal" style:list-style-name="WWNum41">
      <style:paragraph-properties fo:margin-left="0.5in" fo:margin-top="0in" fo:margin-bottom="0.1665in" style:contextual-spacing="false" fo:line-height="100%" fo:text-indent="-0.25in" style:auto-text-indent="false"/>
      <style:text-properties style:font-name="Bahnschrift"/>
    </style:style>
    <style:style style:name="P38" style:family="paragraph" style:parent-style-name="normal" style:list-style-name="WWNum9">
      <style:paragraph-properties fo:margin-left="0.5in" fo:text-indent="-0.25in" style:auto-text-indent="false"/>
      <style:text-properties style:font-name="Bahnschrift"/>
    </style:style>
    <style:style style:name="P39" style:family="paragraph" style:parent-style-name="normal" style:list-style-name="WWNum33">
      <style:paragraph-properties fo:margin-left="0.5in" fo:text-indent="-0.25in" style:auto-text-indent="false"/>
      <style:text-properties style:font-name="Bahnschrift"/>
    </style:style>
    <style:style style:name="P40" style:family="paragraph" style:parent-style-name="normal" style:list-style-name="WWNum18">
      <style:paragraph-properties fo:margin-left="0.5in" fo:text-indent="-0.25in" style:auto-text-indent="false"/>
      <style:text-properties style:font-name="Bahnschrift"/>
    </style:style>
    <style:style style:name="P41" style:family="paragraph" style:parent-style-name="normal" style:list-style-name="WWNum30">
      <style:paragraph-properties fo:margin-left="0.5in" fo:text-indent="-0.25in" style:auto-text-indent="false"/>
      <style:text-properties style:font-name="Bahnschrift"/>
    </style:style>
    <style:style style:name="P42" style:family="paragraph" style:parent-style-name="normal" style:list-style-name="WWNum22">
      <style:paragraph-properties fo:margin-left="0.5in" fo:text-indent="-0.25in" style:auto-text-indent="false"/>
      <style:text-properties style:font-name="Bahnschrift"/>
    </style:style>
    <style:style style:name="P43" style:family="paragraph" style:parent-style-name="normal" style:list-style-name="WWNum29">
      <style:paragraph-properties fo:margin-left="0.5in" fo:text-indent="-0.25in" style:auto-text-indent="false"/>
      <style:text-properties style:font-name="Bahnschrift"/>
    </style:style>
    <style:style style:name="P44" style:family="paragraph" style:parent-style-name="normal" style:list-style-name="WWNum46">
      <style:paragraph-properties fo:margin-left="0.5in" fo:text-indent="-0.25in" style:auto-text-indent="false"/>
      <style:text-properties style:font-name="Bahnschrift"/>
    </style:style>
    <style:style style:name="P45" style:family="paragraph" style:parent-style-name="normal" style:list-style-name="WWNum6">
      <style:paragraph-properties fo:margin-left="0.5in" fo:text-indent="-0.25in" style:auto-text-indent="false"/>
      <style:text-properties style:font-name="Bahnschrift"/>
    </style:style>
    <style:style style:name="P46" style:family="paragraph" style:parent-style-name="normal" style:list-style-name="WWNum7">
      <style:paragraph-properties fo:margin-left="0.5in" fo:margin-top="0.1665in" fo:margin-bottom="0in" style:contextual-spacing="false" fo:line-height="100%" fo:text-indent="-0.25in" style:auto-text-indent="false"/>
      <style:text-properties style:font-name="Bahnschrift"/>
    </style:style>
    <style:style style:name="P47" style:family="paragraph" style:parent-style-name="normal" style:list-style-name="WWNum7">
      <style:paragraph-properties fo:margin-left="0.5in" fo:margin-top="0in" fo:margin-bottom="0in" style:contextual-spacing="false" fo:line-height="100%" fo:text-indent="-0.25in" style:auto-text-indent="false"/>
      <style:text-properties style:font-name="Bahnschrift"/>
    </style:style>
    <style:style style:name="P48" style:family="paragraph" style:parent-style-name="normal" style:list-style-name="WWNum7">
      <style:paragraph-properties fo:margin-left="0.5in" fo:margin-top="0in" fo:margin-bottom="0.1665in" style:contextual-spacing="false" fo:line-height="100%" fo:text-indent="-0.25in" style:auto-text-indent="false"/>
      <style:text-properties style:font-name="Bahnschrift"/>
    </style:style>
    <style:style style:name="P49" style:family="paragraph" style:parent-style-name="normal" style:list-style-name="WWNum31">
      <style:paragraph-properties fo:margin-left="0.5in" fo:text-indent="-0.25in" style:auto-text-indent="false"/>
      <style:text-properties style:font-name="Bahnschrift"/>
    </style:style>
    <style:style style:name="P50" style:family="paragraph" style:parent-style-name="normal" style:list-style-name="WWNum45">
      <style:paragraph-properties fo:margin-left="0.5in" fo:text-indent="-0.25in" style:auto-text-indent="false"/>
      <style:text-properties style:font-name="Bahnschrift"/>
    </style:style>
    <style:style style:name="P51" style:family="paragraph" style:parent-style-name="normal" style:list-style-name="WWNum13">
      <style:paragraph-properties fo:margin-left="0.5in" fo:text-indent="-0.25in" style:auto-text-indent="false"/>
      <style:text-properties style:font-name="Bahnschrift"/>
    </style:style>
    <style:style style:name="P52" style:family="paragraph" style:parent-style-name="normal" style:list-style-name="WWNum4">
      <style:paragraph-properties fo:margin-left="0.5in" fo:text-indent="-0.25in" style:auto-text-indent="false"/>
      <style:text-properties style:font-name="Bahnschrift"/>
    </style:style>
    <style:style style:name="P53" style:family="paragraph" style:parent-style-name="normal" style:list-style-name="WWNum27">
      <style:paragraph-properties fo:margin-left="0.5in" fo:text-indent="-0.25in" style:auto-text-indent="false"/>
      <style:text-properties style:font-name="Bahnschrift"/>
    </style:style>
    <style:style style:name="P54" style:family="paragraph" style:parent-style-name="normal" style:list-style-name="WWNum47">
      <style:paragraph-properties fo:margin-left="0.5in" fo:text-indent="-0.25in" style:auto-text-indent="false"/>
      <style:text-properties style:font-name="Bahnschrift"/>
    </style:style>
    <style:style style:name="P55" style:family="paragraph" style:parent-style-name="normal" style:list-style-name="WWNum32">
      <style:paragraph-properties fo:margin-left="0.5in" fo:text-indent="-0.25in" style:auto-text-indent="false"/>
      <style:text-properties style:font-name="Bahnschrift"/>
    </style:style>
    <style:style style:name="P56" style:family="paragraph" style:parent-style-name="normal" style:list-style-name="WWNum28">
      <style:paragraph-properties fo:margin-left="0.5in" fo:text-indent="-0.25in" style:auto-text-indent="false"/>
      <style:text-properties style:font-name="Bahnschrift"/>
    </style:style>
    <style:style style:name="P57" style:family="paragraph" style:parent-style-name="normal" style:list-style-name="WWNum23">
      <style:paragraph-properties fo:margin-left="0.5in" fo:text-indent="-0.25in" style:auto-text-indent="false"/>
      <style:text-properties style:font-name="Bahnschrift"/>
    </style:style>
    <style:style style:name="P58" style:family="paragraph" style:parent-style-name="normal" style:list-style-name="WWNum43">
      <style:paragraph-properties fo:margin-left="0.5in" fo:text-indent="-0.25in" style:auto-text-indent="false"/>
      <style:text-properties style:font-name="Bahnschrift"/>
    </style:style>
    <style:style style:name="P59" style:family="paragraph" style:parent-style-name="normal" style:list-style-name="WWNum2">
      <style:paragraph-properties fo:margin-left="0.5in" fo:text-indent="-0.25in" style:auto-text-indent="false"/>
      <style:text-properties style:font-name="Bahnschrift"/>
    </style:style>
    <style:style style:name="P60" style:family="paragraph" style:parent-style-name="normal" style:list-style-name="WWNum19">
      <style:paragraph-properties fo:margin-left="0.5in" fo:text-indent="-0.25in" style:auto-text-indent="false"/>
      <style:text-properties style:font-name="Bahnschrift"/>
    </style:style>
    <style:style style:name="P61" style:family="paragraph" style:parent-style-name="normal" style:list-style-name="WWNum11">
      <style:paragraph-properties fo:margin-left="0.5in" fo:text-indent="-0.25in" style:auto-text-indent="false"/>
      <style:text-properties style:font-name="Bahnschrift"/>
    </style:style>
    <style:style style:name="P62" style:family="paragraph" style:parent-style-name="normal" style:list-style-name="WWNum15">
      <style:paragraph-properties fo:margin-left="0.5in" fo:text-indent="-0.25in" style:auto-text-indent="false"/>
      <style:text-properties style:font-name="Bahnschrift"/>
    </style:style>
    <style:style style:name="P63" style:family="paragraph" style:parent-style-name="normal" style:list-style-name="WWNum24">
      <style:paragraph-properties fo:margin-left="0.5in" fo:text-indent="-0.25in" style:auto-text-indent="false"/>
      <style:text-properties style:font-name="Bahnschrift"/>
    </style:style>
    <style:style style:name="P64" style:family="paragraph" style:parent-style-name="normal">
      <style:text-properties style:font-name="Bahnschrift" officeooo:paragraph-rsid="0021f044"/>
    </style:style>
    <style:style style:name="P65" style:family="paragraph" style:parent-style-name="Heading_20_3">
      <style:text-properties style:font-name="Bahnschrift" officeooo:paragraph-rsid="0021f044"/>
    </style:style>
    <style:style style:name="P66" style:family="paragraph" style:parent-style-name="normal" style:list-style-name="WWNum1">
      <style:paragraph-properties fo:margin-left="0.5in" fo:text-indent="-0.25in" style:auto-text-indent="false"/>
      <style:text-properties style:font-name="Bahnschrift"/>
    </style:style>
    <style:style style:name="P67" style:family="paragraph" style:parent-style-name="normal" style:list-style-name="WWNum25">
      <style:paragraph-properties fo:margin-left="0.5in" fo:text-indent="-0.25in" style:auto-text-indent="false"/>
      <style:text-properties style:font-name="Bahnschrift"/>
    </style:style>
    <style:style style:name="P68" style:family="paragraph" style:parent-style-name="normal" style:list-style-name="WWNum14">
      <style:paragraph-properties fo:margin-left="0.5in" fo:text-indent="-0.25in" style:auto-text-indent="false"/>
      <style:text-properties style:font-name="Bahnschrift"/>
    </style:style>
    <style:style style:name="P69" style:family="paragraph" style:parent-style-name="normal">
      <style:text-properties style:font-name="Bahnschrift" officeooo:rsid="00206d29" officeooo:paragraph-rsid="00206d29"/>
    </style:style>
    <style:style style:name="P70" style:family="paragraph" style:parent-style-name="normal" style:list-style-name="WWNum21">
      <style:paragraph-properties fo:margin-left="0.5in" fo:text-indent="-0.25in" style:auto-text-indent="false"/>
      <style:text-properties style:font-name="Bahnschrift" fo:font-weight="bold" style:font-weight-asian="bold"/>
    </style:style>
    <style:style style:name="P71" style:family="paragraph" style:parent-style-name="normal" style:list-style-name="WWNum24">
      <style:paragraph-properties fo:margin-left="1in" fo:text-indent="-0.25in" style:auto-text-indent="false"/>
      <style:text-properties style:font-name="Bahnschrift"/>
    </style:style>
    <style:style style:name="P72" style:family="paragraph" style:parent-style-name="normal" style:list-style-name="WWNum24">
      <style:paragraph-properties fo:margin-left="1.5in" fo:text-indent="-0.25in" style:auto-text-indent="false"/>
      <style:text-properties style:font-name="Bahnschrift"/>
    </style:style>
    <style:style style:name="P73" style:family="paragraph" style:parent-style-name="normal" style:list-style-name="WWNum24">
      <style:paragraph-properties fo:margin-left="1in" fo:text-indent="-0.25in" style:auto-text-indent="false"/>
      <style:text-properties style:font-name="Bahnschrift" fo:font-weight="bold" style:font-weight-asian="bold"/>
    </style:style>
    <style:style style:name="P74" style:family="paragraph" style:parent-style-name="normal" style:list-style-name="WWNum21">
      <style:paragraph-properties fo:margin-left="1in" fo:text-indent="-0.25in" style:auto-text-indent="false"/>
      <style:text-properties style:font-name="Bahnschrift"/>
    </style:style>
    <style:style style:name="P75" style:family="paragraph" style:parent-style-name="normal" style:list-style-name="WWNum38">
      <style:paragraph-properties fo:margin-left="0.5in" fo:text-indent="-0.25in" style:auto-text-indent="false"/>
      <style:text-properties style:font-name="Bahnschrift"/>
    </style:style>
    <style:style style:name="P76" style:family="paragraph" style:parent-style-name="normal" style:list-style-name="WWNum26">
      <style:paragraph-properties fo:margin-left="1in" fo:text-indent="-0.25in" style:auto-text-indent="false"/>
      <style:text-properties style:font-name="Bahnschrift"/>
    </style:style>
    <style:style style:name="P77" style:family="paragraph" style:parent-style-name="normal" style:list-style-name="WWNum26">
      <style:paragraph-properties fo:margin-left="1.5in" fo:text-indent="-0.25in" style:auto-text-indent="false"/>
      <style:text-properties style:font-name="Bahnschrift"/>
    </style:style>
    <style:style style:name="P78" style:family="paragraph" style:parent-style-name="normal" style:list-style-name="WWNum16">
      <style:paragraph-properties fo:margin-left="0.5in" fo:text-indent="-0.25in" style:auto-text-indent="false"/>
      <style:text-properties style:font-name="Bahnschrift"/>
    </style:style>
    <style:style style:name="P79" style:family="paragraph" style:parent-style-name="normal" style:list-style-name="WWNum16">
      <style:paragraph-properties fo:margin-left="1in" fo:text-indent="-0.25in" style:auto-text-indent="false"/>
      <style:text-properties style:font-name="Bahnschrift"/>
    </style:style>
    <style:style style:name="P80" style:family="paragraph" style:parent-style-name="normal">
      <style:paragraph-properties fo:margin-left="0in" fo:text-indent="0in" style:auto-text-indent="false"/>
      <style:text-properties style:font-name="Bahnschrift" officeooo:paragraph-rsid="00206d29"/>
    </style:style>
    <style:style style:name="P81" style:family="paragraph" style:parent-style-name="normal" style:list-style-name="WWNum20">
      <style:paragraph-properties fo:margin-left="0.5in" fo:text-indent="-0.25in" style:auto-text-indent="false"/>
      <style:text-properties style:font-name="Bahnschrift"/>
    </style:style>
    <style:style style:name="P82" style:family="paragraph" style:parent-style-name="normal">
      <style:text-properties style:font-name="Bahnschrift" officeooo:rsid="001ff303" officeooo:paragraph-rsid="001ff303"/>
    </style:style>
    <style:style style:name="P83" style:family="paragraph" style:parent-style-name="normal" style:list-style-name="WWNum37">
      <style:paragraph-properties fo:margin-left="0.5in" fo:text-indent="-0.25in" style:auto-text-indent="false"/>
      <style:text-properties style:font-name="Bahnschrift"/>
    </style:style>
    <style:style style:name="P84" style:family="paragraph" style:parent-style-name="normal" style:list-style-name="WWNum37">
      <style:paragraph-properties fo:margin-left="0.5in" fo:text-indent="-0.25in" style:auto-text-indent="false"/>
      <style:text-properties style:font-name="Bahnschrift" fo:font-weight="bold" style:font-weight-asian="bold"/>
    </style:style>
    <style:style style:name="P85" style:family="paragraph" style:parent-style-name="normal">
      <style:text-properties fo:color="#c9211e" loext:opacity="100%" style:font-name="Bahnschrift"/>
    </style:style>
    <style:style style:name="P86" style:family="paragraph" style:parent-style-name="Heading_20_3">
      <style:text-properties fo:color="#000000" loext:opacity="100%" style:font-name="Bahnschrift"/>
    </style:style>
    <style:style style:name="P87" style:family="paragraph" style:parent-style-name="normal">
      <style:text-properties style:font-name="Bahnschrift" officeooo:rsid="001fc21c" officeooo:paragraph-rsid="001fc21c"/>
    </style:style>
    <style:style style:name="P88" style:family="paragraph" style:parent-style-name="normal" style:list-style-name="WWNum5">
      <style:paragraph-properties fo:margin-left="0.5in" fo:text-indent="-0.25in" style:auto-text-indent="false"/>
      <style:text-properties style:font-name="Bahnschrift"/>
    </style:style>
    <style:style style:name="P89" style:family="paragraph" style:parent-style-name="normal" style:list-style-name="WWNum8">
      <style:paragraph-properties fo:margin-left="0.5in" fo:text-indent="-0.25in" style:auto-text-indent="false"/>
      <style:text-properties style:font-name="Bahnschrift" officeooo:rsid="001fc21c" officeooo:paragraph-rsid="001fc21c"/>
    </style:style>
    <style:style style:name="P90" style:family="paragraph" style:parent-style-name="normal">
      <style:paragraph-properties fo:margin-left="0.5in" fo:text-indent="0in" style:auto-text-indent="false"/>
      <style:text-properties style:font-name="Bahnschrift" officeooo:paragraph-rsid="001fc21c"/>
    </style:style>
    <style:style style:name="P91" style:family="paragraph" style:parent-style-name="normal">
      <style:text-properties style:font-name="Bahnschrift" officeooo:paragraph-rsid="002048d7"/>
    </style:style>
    <style:style style:name="P92" style:family="paragraph" style:parent-style-name="normal">
      <style:text-properties style:font-name="Bahnschrift" officeooo:rsid="001ff19c" officeooo:paragraph-rsid="001ff19c"/>
    </style:style>
    <style:style style:name="P93" style:family="paragraph" style:parent-style-name="normal">
      <style:text-properties style:text-line-through-style="solid" style:text-line-through-type="single" style:font-name="Bahnschrift" officeooo:rsid="001ff19c"/>
    </style:style>
    <style:style style:name="P94" style:family="paragraph" style:parent-style-name="normal">
      <style:text-properties style:font-name="Bahnschrift" style:text-underline-style="none" fo:font-weight="normal" officeooo:rsid="001ff19c" officeooo:paragraph-rsid="001ff19c" style:font-weight-asian="normal" style:font-weight-complex="normal"/>
    </style:style>
    <style:style style:name="P95" style:family="paragraph" style:parent-style-name="normal" style:list-style-name="WWNum40">
      <style:paragraph-properties fo:margin-left="0.5in" fo:margin-top="0in" fo:margin-bottom="0in" style:contextual-spacing="false" fo:line-height="108%" fo:text-indent="-0.25in" style:auto-text-indent="false"/>
      <style:text-properties style:font-name="Bahnschrift" fo:font-size="12pt" style:font-size-asian="12pt" style:font-size-complex="12pt"/>
    </style:style>
    <style:style style:name="P96" style:family="paragraph" style:parent-style-name="normal" style:list-style-name="WWNum40">
      <style:paragraph-properties fo:margin-left="0.5in" fo:margin-top="0in" fo:margin-bottom="0.111in" style:contextual-spacing="false" fo:line-height="108%" fo:text-indent="-0.25in" style:auto-text-indent="false"/>
      <style:text-properties style:font-name="Bahnschrift" fo:font-size="12pt" style:font-size-asian="12pt" style:font-size-complex="12pt"/>
    </style:style>
    <style:style style:name="P97" style:family="paragraph" style:parent-style-name="normal">
      <style:paragraph-properties fo:margin-left="0in" fo:margin-top="0in" fo:margin-bottom="0.111in" style:contextual-spacing="false" fo:line-height="108%" fo:text-indent="0in" style:auto-text-indent="false"/>
      <style:text-properties style:font-name="Bahnschrift" fo:font-size="12pt" style:font-size-asian="12pt" style:font-size-complex="12pt"/>
    </style:style>
    <style:style style:name="P98" style:family="paragraph" style:parent-style-name="normal">
      <style:paragraph-properties fo:margin-left="0in" fo:margin-top="0in" fo:margin-bottom="0.111in" style:contextual-spacing="false" fo:line-height="108%" fo:text-indent="0in" style:auto-text-indent="false"/>
      <style:text-properties style:font-name="Bahnschrift"/>
    </style:style>
    <style:style style:name="P99" style:family="paragraph" style:parent-style-name="normal">
      <style:paragraph-properties fo:margin-left="0in" fo:margin-top="0in" fo:margin-bottom="0.111in" style:contextual-spacing="false" fo:line-height="108%" fo:text-indent="0in" style:auto-text-indent="false"/>
      <style:text-properties style:font-name="Bahnschrift" fo:font-size="12pt" officeooo:rsid="001ff19c" officeooo:paragraph-rsid="001ff19c" style:font-size-asian="12pt" style:font-size-complex="12pt"/>
    </style:style>
    <style:style style:name="P100" style:family="paragraph" style:parent-style-name="normal">
      <style:paragraph-properties fo:margin-left="0in" fo:margin-top="0in" fo:margin-bottom="0.111in" style:contextual-spacing="false" fo:line-height="108%" fo:text-indent="0in" style:auto-text-indent="false"/>
      <style:text-properties style:font-name="Bahnschrift" officeooo:rsid="001ff19c" officeooo:paragraph-rsid="001ff19c"/>
    </style:style>
    <style:style style:name="P101" style:family="paragraph" style:parent-style-name="normal" style:list-style-name="WWNum36">
      <style:paragraph-properties fo:margin-left="0.5in" fo:margin-top="0in" fo:margin-bottom="0in" style:contextual-spacing="false" fo:line-height="108%" fo:text-indent="-0.25in" style:auto-text-indent="false"/>
      <style:text-properties style:font-name="Bahnschrift"/>
    </style:style>
    <style:style style:name="P102" style:family="paragraph" style:parent-style-name="normal" style:list-style-name="WWNum36">
      <style:paragraph-properties fo:margin-left="0.5in" fo:margin-top="0in" fo:margin-bottom="0.111in" style:contextual-spacing="false" fo:line-height="108%" fo:text-indent="-0.25in" style:auto-text-indent="false"/>
      <style:text-properties style:font-name="Bahnschrift"/>
    </style:style>
    <style:style style:name="T1" style:family="text">
      <style:text-properties fo:font-weight="bold" officeooo:rsid="00247334" style:font-weight-asian="bold" style:font-weight-complex="bold"/>
    </style:style>
    <style:style style:name="T2" style:family="text">
      <style:text-properties officeooo:rsid="00247334"/>
    </style:style>
    <style:style style:name="T3" style:family="text">
      <style:text-properties officeooo:rsid="001fc21c"/>
    </style:style>
    <style:style style:name="T4" style:family="text">
      <style:text-properties fo:font-weight="bold" officeooo:rsid="001fc21c" style:font-weight-asian="bold" style:font-weight-complex="bold"/>
    </style:style>
    <style:style style:name="T5" style:family="text">
      <style:text-properties fo:language="es" fo:country="AR" officeooo:rsid="00247334"/>
    </style:style>
    <style:style style:name="T6" style:family="text">
      <style:text-properties officeooo:rsid="001ff303"/>
    </style:style>
    <style:style style:name="T7" style:family="text">
      <style:text-properties officeooo:rsid="00206d29" style:font-name-asian="Helvetica Neue" style:font-name-complex="Helvetica Neue"/>
    </style:style>
    <style:style style:name="T8" style:family="text">
      <style:text-properties fo:language="es" fo:country="AR" officeooo:rsid="00247334" style:font-name-asian="Helvetica Neue" style:font-name-complex="Helvetica Neue"/>
    </style:style>
    <style:style style:name="T9" style:family="text">
      <style:text-properties fo:font-style="italic" officeooo:rsid="00206d29" style:font-name-asian="Helvetica Neue" style:font-style-asian="italic" style:font-name-complex="Helvetica Neue" style:font-style-complex="italic"/>
    </style:style>
    <style:style style:name="T10" style:family="text">
      <style:text-properties fo:language="es" fo:country="AR" fo:font-style="italic" officeooo:rsid="00247334" style:font-name-asian="Helvetica Neue" style:font-style-asian="italic" style:font-name-complex="Helvetica Neue" style:font-style-complex="italic"/>
    </style:style>
    <style:style style:name="T11" style:family="text">
      <style:text-properties style:font-name-asian="Helvetica Neue" style:font-name-complex="Helvetica Neue"/>
    </style:style>
    <style:style style:name="T12" style:family="text">
      <style:text-properties fo:font-weight="bold" style:font-name-asian="Helvetica Neue" style:font-weight-asian="bold" style:font-name-complex="Helvetica Neue"/>
    </style:style>
    <style:style style:name="T13" style:family="text">
      <style:text-properties officeooo:rsid="001ff19c"/>
    </style:style>
    <style:style style:name="T14" style:family="text">
      <style:text-properties fo:language="es" fo:country="AR"/>
    </style:style>
    <style:style style:name="T15" style:family="text">
      <style:text-properties style:font-name-asian="Montserrat1" style:font-name-complex="Montserrat1"/>
    </style:style>
    <style:style style:name="T16" style:family="text">
      <style:text-properties fo:font-weight="bold" style:font-weight-asian="bold"/>
    </style:style>
    <style:style style:name="T17" style:family="text">
      <style:text-properties style:text-underline-style="solid" style:text-underline-width="auto" style:text-underline-color="font-color" fo:font-weight="bold" style:font-weight-asian="bold"/>
    </style:style>
    <style:style style:name="T18" style:family="text">
      <style:text-properties style:text-underline-style="solid" style:text-underline-width="auto" style:text-underline-color="font-color"/>
    </style:style>
    <style:style style:name="T19" style:family="text">
      <style:text-properties fo:font-style="italic" style:font-style-asian="italic"/>
    </style:style>
    <style:style style:name="T20" style:family="text">
      <style:text-properties fo:color="#188038" loext:opacity="100%" style:font-family-asian="'Roboto Mono'" style:font-family-generic-asian="system" style:font-pitch-asian="variable" style:font-family-complex="'Roboto Mono'" style:font-family-generic-complex="system" style:font-pitch-complex="variable"/>
    </style:style>
    <style:style style:name="T21" style:family="text">
      <style:text-properties fo:color="#188038" loext:opacity="100%" style:font-family-asian="'Nova Mono'" style:font-family-generic-asian="system" style:font-pitch-asian="variable" style:font-family-complex="'Nova Mono'" style:font-family-generic-complex="system" style:font-pitch-complex="variable"/>
    </style:style>
    <style:style style:name="T22" style:family="text">
      <style:text-properties fo:font-weight="bold" style:font-weight-asian="bold" style:font-weight-complex="bold"/>
    </style:style>
    <style:style style:name="T23" style:family="text">
      <style:text-properties officeooo:rsid="002371ad"/>
    </style:style>
    <style:style style:name="T24" style:family="text">
      <style:text-properties fo:font-size="12pt" style:font-name-asian="Helvetica Neue" style:font-size-asian="12pt" style:font-name-complex="Helvetica Neue" style:font-size-complex="12pt"/>
    </style:style>
    <style:style style:name="T25" style:family="text">
      <style:text-properties fo:font-size="12pt" fo:font-weight="bold" style:font-name-asian="Helvetica Neue" style:font-size-asian="12pt" style:font-weight-asian="bold" style:font-name-complex="Helvetica Neue" style:font-size-complex="12pt"/>
    </style:style>
    <style:style style:name="T26" style:family="text">
      <style:text-properties fo:font-size="12pt" officeooo:rsid="00206d29" style:font-name-asian="Helvetica Neue" style:font-size-asian="12pt" style:font-name-complex="Helvetica Neue" style:font-size-complex="12pt"/>
    </style:style>
    <style:style style:name="T27" style:family="text">
      <style:text-properties fo:font-size="12pt" fo:font-style="italic" officeooo:rsid="00206d29" style:font-name-asian="Helvetica Neue" style:font-size-asian="12pt" style:font-style-asian="italic" style:font-name-complex="Helvetica Neue" style:font-size-complex="12pt" style:font-style-complex="italic"/>
    </style:style>
    <style:style style:name="T28" style:family="text">
      <style:text-properties fo:font-size="12pt" style:font-size-asian="12pt" style:font-size-complex="12pt"/>
    </style:style>
    <style:style style:name="T29" style:family="text">
      <style:text-properties officeooo:rsid="0021f044"/>
    </style:style>
    <style:style style:name="T30" style:family="text">
      <style:text-properties fo:font-style="italic" style:font-style-asian="italic" style:font-style-complex="italic"/>
    </style:style>
    <style:style style:name="T31" style:family="text">
      <style:text-properties fo:font-style="italic" officeooo:rsid="002048d7" style:font-style-asian="italic" style:font-style-complex="italic"/>
    </style:style>
    <style:style style:name="T32" style:family="text">
      <style:text-properties officeooo:rsid="002048d7"/>
    </style:style>
    <style:style style:name="T33" style:family="text">
      <style:text-properties style:text-line-through-style="none" style:text-line-through-type="none"/>
    </style:style>
    <style:style style:name="T34" style:family="text">
      <style:text-properties style:text-line-through-style="none" style:text-line-through-type="none" officeooo:rsid="0021f044"/>
    </style:style>
    <style:style style:name="T35" style:family="text">
      <style:text-properties style:text-underline-style="none" fo:font-weight="normal" style:font-weight-asian="normal" style:font-weight-complex="normal"/>
    </style:style>
    <style:style style:name="T36" style:family="text">
      <style:text-properties fo:font-size="12pt" officeooo:rsid="001ff19c" style:font-size-asian="12pt" style:font-size-complex="12pt"/>
    </style:style>
    <style:style style:name="T37" style:family="text">
      <style:text-properties fo:font-size="12pt" style:text-underline-style="solid" style:text-underline-width="auto" style:text-underline-color="font-color" style:font-size-asian="12pt" style:font-size-complex="12pt"/>
    </style:style>
    <style:style style:name="T38" style:family="text">
      <style:text-properties fo:font-size="12pt" fo:font-weight="bold" style:font-size-asian="12pt" style:font-weight-asian="bold" style:font-size-complex="12pt"/>
    </style:style>
    <style:style style:name="T39" style:family="text">
      <style:text-properties fo:font-size="12pt" fo:font-weight="bold" officeooo:rsid="001ff19c" style:font-size-asian="12pt" style:font-weight-asian="bold" style:font-size-complex="12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ejssgmc6mre2"/>Normalización</text:p>
      <text:p text:style-name="P2">Notas, al hacer el proceso de normalizacion e intentar llevarlo a 4FN se justifica de la siguiente forma:</text:p>
      <text:list text:style-name="L1">
        <text:list-item>
          <text:p text:style-name="P3">Para justificar no perdida de información, hacemos intersección entre Rx e Ry que acabamos de particionar y nos debe dar la clave en Ry. </text:p>
          <text:list>
            <text:list-item>
              <text:p text:style-name="P3"><text:span text:style-name="T1">Analisis de perdida de información</text:span><text:span text:style-name="T2">:</text:span> <text:span text:style-name="T3">R1∩R2 = {dniPaciente} y dniPaciente es clave de R1.</text:span></text:p>
            </text:list-item>
          </text:list>
        </text:list-item>
        <text:list-item>
          <text:p text:style-name="P3">Para justificar no perdida de DF’s: </text:p>
          <text:list>
            <text:list-item>
              <text:p text:style-name="P3"><text:span text:style-name="T4">Analisis de perdida de DFs</text:span><text:span text:style-name="T3">:</text:span><text:span text:style-name="T2"> </text:span>Por validacion simple DF1 vale en Rx y DF2, DF3, DF4, etc.. valen en Ry.</text:p>
            </text:list-item>
          </text:list>
        </text:list-item>
        <text:list-item>
          <text:p text:style-name="P4">Cuando algo tiene DF’s que no lo hacen estar en BCNF ponemos:</text:p>
          <text:list>
            <text:list-item>
              <text:p text:style-name="P4">Rx posee dependencias fucionales (Dfx, Dfy) cuyos determinantes ({determinante1}, {determinantey1, determinantey2}) no son superclaves para el esquema Rx. Particionamos para Dfx.</text:p>
            </text:list-item>
          </text:list>
        </text:list-item>
      </text:list>
      <text:p text:style-name="P5">Estos <text:span text:style-name="T2">anteriores</text:span> tres se hacen en cada paso.</text:p>
      <text:list text:style-name="L2">
        <text:list-item>
          <text:p text:style-name="P6">Cuando se invalida una DF pero se sigue recuperando ponemos:</text:p>
          <text:list>
            <text:list-item>
              <text:p text:style-name="P6">La Dfx NO se pierde, ya que es posible acceder con su determinante a todos sus determinados, ya sea directa o indirectamente a traves de otra Dfy. Y de ultima explicas más como se hace.</text:p>
            </text:list-item>
          </text:list>
        </text:list-item>
        <text:list-item>
          <text:p text:style-name="P6">Para justificar que la ultima tabla esta en BCNF decimos</text:p>
          <text:list>
            <text:list-item>
              <text:p text:style-name="P7">R<text:span text:style-name="T5">x</text:span> esta en BCNF porque todos los atributos que tiene son los de la CC, entonce<text:span text:style-name="T6">s</text:span> cualquier DF que se pueda hallar ahi va a ser trivial</text:p>
            </text:list-item>
          </text:list>
        </text:list-item>
        <text:list-item>
          <text:p text:style-name="P8">Para decir que algo no se puede llevar a BCNF aplicamos el algoritmo (buscando una DF cuyo determinante se haya perdido al particionar), y luego explicamos:</text:p>
          <text:list>
            <text:list-item>
              <text:p text:style-name="P9"><text:span text:style-name="T7">Analogamente, de haber particionado DF</text:span><text:span text:style-name="T8">x</text:span><text:span text:style-name="T7"> no hubiese podido recuperar DF</text:span><text:span text:style-name="T8">y</text:span><text:span text:style-name="T7"> (porque tiene </text:span><text:span text:style-name="T9">#</text:span><text:span text:style-name="T10">determinante_y</text:span><text:span text:style-name="T7"> entre sus atributos determinados), y si hubiese particionado por DF</text:span><text:span text:style-name="T8">z</text:span><text:span text:style-name="T7"> (porque tiene </text:span><text:span text:style-name="T9">#</text:span><text:span text:style-name="T10">determinante_x</text:span><text:span text:style-name="T7"> entre sus atributos determinados) no hubiese podido recuperar DF</text:span><text:span text:style-name="T8">x</text:span><text:span text:style-name="T7">. </text:span></text:p>
            </text:list-item>
            <text:list-item>
              <text:p text:style-name="P9"><text:span text:style-name="T7">P</text:span><text:span text:style-name="T11">or lo tanto, </text:span><text:span text:style-name="T12">el esquema no puede ser llevado a BCNF</text:span><text:span text:style-name="T11">.</text:span></text:p>
            </text:list-item>
            <text:list-item>
              <text:p text:style-name="P10">Esencialmente por cada camino que tomemos nos llevaríamos un atributo que es determinante en una df que todavía no particionamos.</text:p>
            </text:list-item>
          </text:list>
        </text:list-item>
        <text:list-item>
          <text:p text:style-name="P11">Para justificar que algo esta en 4FN:</text:p>
          <text:list>
            <text:list-item>
              <text:p text:style-name="P12"><text:span text:style-name="T13">En R</text:span><text:span text:style-name="T14">x</text:span><text:span text:style-name="T13"> vale solo DM</text:span><text:span text:style-name="T14">x</text:span><text:span text:style-name="T13"> que es trivial, por lo tanto esta en 4FN.</text:span></text:p>
            </text:list-item>
            <text:list-item>
              <text:p text:style-name="P12"><text:span text:style-name="T13">En R</text:span><text:span text:style-name="T14">x</text:span><text:span text:style-name="T13"> </text:span><text:span text:style-name="T14">no tiene ninguna DMx, por lo tanto esta en 4FN</text:span><text:span text:style-name="T13">.</text:span></text:p>
            </text:list-item>
          </text:list>
        </text:list-item>
        <text:list-item>
          <text:p text:style-name="P8">Para justificar la 3FN normal es decir el algoritmo:</text:p>
          <text:list>
            <text:list-item>
              <text:p text:style-name="P8">Cada DF a su tabla y si en ninguna tabla queda la CC va a su tabla también.</text:p>
            </text:list-item>
          </text:list>
        </text:list-item>
      </text:list>
      <text:list text:style-name="WWNum10">
        <text:list-item>
          <text:p text:style-name="P13"><text:bookmark text:name="_pi6rwwv3601t"/><text:soft-page-break/>Indicar la opción correcta.</text:p>
        </text:list-item>
      </text:list>
      <text:p text:style-name="P14">Dado el siguiente esquema:</text:p>
      <text:p text:style-name="P14">MapasPublicados (idMapa, proyección, escalaMapa, idSitioWeb, dominioSitioWeb,</text:p>
      <text:p text:style-name="P14">especialidadSitioWeb, dueñosSitioWeb, fechaPublicaciónMapa, valorPublicación)</text:p>
      <text:p text:style-name="P14"/>
      <text:p text:style-name="P14">Donde:</text:p>
      <text:p text:style-name="P14">● A un sitio web se le cobra un valor (“valorPublicación”) por cada fecha</text:p>
      <text:p text:style-name="P14">(“fechaPublicaciónMapa”) en la cual publique un mapa.</text:p>
      <text:p text:style-name="P14">● Un sitio web puede tener varios dueños (“dueñosSitioWeb”).</text:p>
      <text:p text:style-name="P14">● Un sitio web posee un único dominio (“dominioSitioWeb”).</text:p>
      <text:p text:style-name="P14">● El identificador de un mapa (“idMapa”) es único.</text:p>
      <text:p text:style-name="P14">● El identificador de un sitio web (“idSitioWeb”) es único.</text:p>
      <text:p text:style-name="P14">● Un mapa se genera con una proyección y a una escala.</text:p>
      <text:p text:style-name="P14">● “especialidadSitioWeb” es la especialidad de un sitio.</text:p>
      <text:p text:style-name="P14"/>
      <text:p text:style-name="P14">Seleccione la frase que considera verdadera</text:p>
      <text:p text:style-name="P14"/>
      <text:p text:style-name="P14">● El esquema tiene una clave candidata -&gt; Es esta (si el dominio no identifica una pagina)</text:p>
      <text:p text:style-name="P14">● El esquema tiene más de una clave candidata</text:p>
      <text:p text:style-name="P14"/>
      <text:list text:style-name="WWNum44">
        <text:list-item>
          <text:p text:style-name="P15">idMapa → escalaMapa, proyección</text:p>
        </text:list-item>
        <text:list-item>
          <text:p text:style-name="P15">idSitioWeb → dominioSitioWeb, especialidadSitioWeb</text:p>
        </text:list-item>
        <text:list-item>
          <text:p text:style-name="P15">(idSitioWeb, fechaPublicaciónMapa, idMapa) → valorPublicación<text:line-break/></text:p>
        </text:list-item>
      </text:list>
      <text:p text:style-name="P14">Claves Candidatas:</text:p>
      <text:list text:style-name="WWNum42">
        <text:list-item>
          <text:p text:style-name="P16">{idSitioWeb, fechaPublicaciónMapa, idMapa, dueñosSitioWeb}</text:p>
        </text:list-item>
      </text:list>
      <text:p text:style-name="P17"/>
      <text:p text:style-name="P18"><text:bookmark text:name="_1qrhq5xec7lu"/>2. Clave candidata</text:p>
      <text:p text:style-name="P14">Dado el siguiente esquema donde se cumplen las siguientes dependencias funcionales</text:p>
      <text:p text:style-name="P14">df1 y df2:</text:p>
      <text:p text:style-name="P14">E(a, b, c, d, e, f)</text:p>
      <text:p text:style-name="P14">df1) a-&gt;b, c</text:p>
      <text:p text:style-name="P14">df2) c-&gt;d, e</text:p>
      <text:p text:style-name="P14"/>
      <text:p text:style-name="P19"><text:bookmark text:name="_wokbx3tmpbj9"/><text:span text:style-name="T15">¿Cuál de las siguientes CC es la correcta?</text:span></text:p>
      <text:p text:style-name="P14">1. CC(a,c}</text:p>
      <text:p text:style-name="P20">2. CC(a)</text:p>
      <text:p text:style-name="P20"><text:span text:style-name="T15">3. CC(a,f) -&gt; Es esta, con a </text:span>identificar<text:span text:style-name="T15"> b y c, y con c d y e, y pones </text:span>f porque no la tienes sino.</text:p>
      <text:p text:style-name="P14">4. CC(a,c,f)</text:p>
      <text:p text:style-name="P17">5. CC(f)</text:p>
      <text:p text:style-name="P21"/>
      <text:p text:style-name="P21"><text:soft-page-break/></text:p>
      <text:p text:style-name="P18"><text:bookmark text:name="_od3o6toc8rh"/>3. Indicar la opción correcta</text:p>
      <text:p text:style-name="P20">Dada la relación:</text:p>
      <text:p text:style-name="P20">ALUMNO (DNI, nyAp, nroLegajo, promedio, #libroUsadoEnCarrera)</text:p>
      <text:p text:style-name="P20"/>
      <text:p text:style-name="P20">En la que se cumple las siguientes dependencias funcionales:</text:p>
      <text:p text:style-name="P20"/>
      <text:p text:style-name="P20">DF1) DNI → nyAp, nroLegajo, promedio</text:p>
      <text:p text:style-name="P20">DF2) nroLegajo → nyAp, DNI, promedio</text:p>
      <text:p text:style-name="P20"/>
      <text:p text:style-name="P19"><text:bookmark text:name="_6laezj9vdro"/>¿Cuál de las siguientes afirmaciones es correcta?</text:p>
      <text:p text:style-name="P20">a) La relación ALUMNO tiene dos claves candidatas y tendrá dos claves primarias.</text:p>
      <text:p text:style-name="P22">b) La relación ALUMNO tiene dos claves candidatas y tendrá una clave primaria.</text:p>
      <text:p text:style-name="P20">Es esta, las claves serían:</text:p>
      <text:p text:style-name="P20">{DNI, #libroUsadoEnCarrera} y {nroLegajo, #libroUsadoEnCarrera}.</text:p>
      <text:p text:style-name="P20">Y sería una de ellas la primaria.</text:p>
      <text:p text:style-name="P20"/>
      <text:p text:style-name="P20">c) No puedo identificar una clave.</text:p>
      <text:p text:style-name="P20">d) Ninguna de las anteriores.</text:p>
      <text:p text:style-name="P20"/>
      <text:p text:style-name="P18"><text:bookmark text:name="_u2vk36gxhoks"/>4. Dependencias funcionales</text:p>
      <text:p text:style-name="P20">Dado el siguiente esquema:</text:p>
      <text:p text:style-name="P20">TIENDA (#aplicacion, nombre_aplicacion, descripcion, #categoria, #etiqueta,</text:p>
      <text:p text:style-name="P20">#desarrollador, nombre_apellido_desarrollador, #actualizacion,</text:p>
      <text:p text:style-name="P20">descripcion_cambios)</text:p>
      <text:p text:style-name="P20"/>
      <text:p text:style-name="P20">Donde:</text:p>
      <text:p text:style-name="P20">● #aplicacion, #categoria, #etiqueta y #desarrollador son únicos en el sistema.</text:p>
      <text:p text:style-name="P20">● Una aplicación tiene un nombre y una descripción, y puede actualizarse muchas veces</text:p>
      <text:p text:style-name="P20">● Para cada actualización de una aplicación se registra un texto con los cambios</text:p>
      <text:p text:style-name="P20">realizados. El #actualización es secuencial, cada aplicación define los suyos y</text:p>
      <text:p text:style-name="P20">puede repetirse entre distintas aplicaciones.</text:p>
      <text:p text:style-name="P20">● Cada aplicación tiene una única categoría y muchas etiquetas. Las etiquetas</text:p>
      <text:p text:style-name="P20">pueden ir cambiando con cada actualización de la aplicación (en cada</text:p>
      <text:p text:style-name="P20">actualización puede haber un conjunto diferente de etiquetas). La categoría</text:p>
      <text:p text:style-name="P20">nunca cambia, es decir que se mantiene igual sin importar las actualizaciones.</text:p>
      <text:p text:style-name="P20">● Una aplicación es realizada por varios desarrolladores de los cuales se conoce</text:p>
      <text:p text:style-name="P20">su nombre y apellido.</text:p>
      <text:p text:style-name="P19"><text:bookmark text:name="_3de6pqv3aqmb"/><text:soft-page-break/>Seleccione las DFs válidas / mínimas: Para las que no se seleccionen, indicar el motivo.</text:p>
      <text:p text:style-name="P20">1) #aplicacion, #actualizacion -&gt; nombre_aplicacion, descripcion (El determinante no es minimo, la aplicación identifica nombre y descripción ya que no hay historial de versiones)</text:p>
      <text:p text:style-name="P22">2) #aplicacion, #actualizacion -&gt; descripcion_cambios </text:p>
      <text:p text:style-name="P20">3) nombre_apellido_desarrollador -&gt; #desarrollador (El nombre no es unico)</text:p>
      <text:p text:style-name="P22">4) #desarrollador -&gt; nombre_apellido_desarrollador</text:p>
      <text:p text:style-name="P20">5) #aplicación -&gt; #categoria (Faltan datos a sacar en este caso)</text:p>
      <text:p text:style-name="P19"><text:bookmark text:name="_hl4dgwu4cd2z"/>Encontró alguna dependencia funcional más, que no se menciona entre las opciones?</text:p>
      <text:p text:style-name="P20">#aplicacion -&gt; nombre_aplicacion, descripcion, #categoria</text:p>
      <text:p text:style-name="P18"><text:bookmark text:name="_z2wzdb5uz3ek"/>5-1. Dependencias multivaluadas</text:p>
      <text:p text:style-name="P20">Dado el siguiente esquema:</text:p>
      <text:p text:style-name="P20"/>
      <text:p text:style-name="P20">CURSOS(#curso, titulo_curso, #nro_modulo, titulo_modulo, contenido_modulo,</text:p>
      <text:p text:style-name="P20">nombre_autor, email_autor, contraseña_autor, año_edicion, calificacion,</text:p>
      <text:p text:style-name="P20">referencia)</text:p>
      <text:p text:style-name="P20"/>
      <text:p text:style-name="P20">Donde:</text:p>
      <text:p text:style-name="P20">● Cada curso (#curso) se va editando todos los años, y en cada año (año_edicion)</text:p>
      <text:p text:style-name="P20">puede cambiar sus módulos, no así el título y el autor.</text:p>
      <text:p text:style-name="P20">● En cada año que se edita un curso, recibe varias calificaciones anónimas.</text:p>
      <text:p text:style-name="P20">● El email de cada autor se usa como login, y no puede repetirse en el sistema.</text:p>
      <text:p text:style-name="P20">● Los números de módulo (#nro_modulo) son secuenciales (modulo 1, 2, 3, etc).</text:p>
      <text:p text:style-name="P20">Es decir, en cada edición de cada curso se enumeran los módulos de la misma</text:p>
      <text:p text:style-name="P20">forma, y se pueden repetir en diferentes ediciones de cursos.</text:p>
      <text:p text:style-name="P20"/>
      <text:p text:style-name="P20">● Cada curso tiene múltiples referencias bibliográficas, que se mantienen a través</text:p>
      <text:p text:style-name="P20">de todas sus ediciones.</text:p>
      <text:p text:style-name="P20">Dadas las siguientes DF:</text:p>
      <text:p text:style-name="P20">● #curso -&gt; titulo_curso, email_autor</text:p>
      <text:p text:style-name="P20">● #curso, año_edicion, #nro_modulo -&gt; titulo_modulo, contenido_modulo</text:p>
      <text:p text:style-name="P20">● email_autor -&gt; nombre_autor, contraseña_autor</text:p>
      <text:p text:style-name="P20"/>
      <text:p text:style-name="P20">Dada la siguiente CC:</text:p>
      <text:p text:style-name="P20">● (#curso, año_edicion, #nro_modulo, calificacion, referencia)</text:p>
      <text:p text:style-name="P20"/>
      <text:p text:style-name="P20">Y el esquema en BCNF</text:p>
      <text:p text:style-name="P20"/>
      <text:p text:style-name="P20">CURSOS_N (#curso, año_edicion, #nro_modulo, calificacion, referencia)</text:p>
      <text:p text:style-name="P19"><text:bookmark text:name="_s4m3rxt2k1ot"/><text:soft-page-break/>Seleccione las DM que son válidas a la vez en el esquema CURSOS_N:</text:p>
      <text:p text:style-name="P20">● #curso -&gt;&gt; año_edicion (Este no, el año depende módulo)</text:p>
      <text:p text:style-name="P23">● #curso -&gt;&gt; referencia</text:p>
      <text:p text:style-name="P23">● #curso,año_edicion -&gt;&gt; calificacion</text:p>
      <text:p text:style-name="P20">● referencia -&gt;&gt; #curso (No porque curso depende de 300k cosas)</text:p>
      <text:p text:style-name="P20">● año_edicion -&gt;&gt; #curso (No porque curso depende de 300k cosas)</text:p>
      <text:p text:style-name="P20"/>
      <text:p text:style-name="P19"><text:bookmark text:name="_v522wbg0cdif"/>Existe alguna dependencia multivaluada más que no se menciona entre las opciones?</text:p>
      <text:p text:style-name="P24">#curso,año_edicion -&gt;&gt; #nro_modulo</text:p>
      <text:p text:style-name="P18"><text:bookmark text:name="_qus8irpoimr8"/>5-2. Dependencias multivaluadas</text:p>
      <text:p text:style-name="P19"><text:bookmark text:name="_l9wnn65txw00"/>a) Seleccione cuál de las siguientes dependencias multivaluadas es válida, por sí sola, en el esquema y además cumple en ser trivial. Justifique su elección.</text:p>
      <text:p text:style-name="P20">R1 (#curso, #profesor, año)</text:p>
      <text:p text:style-name="P20">Donde un curso se desarrolla cada año y en él participan varios profesores que</text:p>
      <text:p text:style-name="P20">pueden variar por los años.</text:p>
      <text:p text:style-name="P20">Dependencias multivaluadas:</text:p>
      <text:list text:style-name="WWNum34">
        <text:list-item>
          <text:p text:style-name="P25">DM1: #curso -&gt;&gt; #curso, #profesor, año</text:p>
        </text:list-item>
      </text:list>
      <text:p text:style-name="P20">Invalida, el determinante está en ambos lados pero además trivial y aquí X U Y = R.</text:p>
      <text:list text:style-name="WWNum12">
        <text:list-item>
          <text:p text:style-name="P26">DM2: #curso, año -&gt;&gt; #profesor</text:p>
        </text:list-item>
      </text:list>
      <text:p text:style-name="P20">En R1(#curso, #profesor, año) la trivial general es X    −&gt;&gt;    R−X.</text:p>
      <text:p text:style-name="P20">Tomando X={#curso, año}, se obtiene R−X={#profesor} ⇒ DM2.<text:span text:style-name="T16"><text:line-break/></text:span> Es trivial (de la forma X−&gt;&gt;R−X) y además válida con la semántica: para cada curso-año hay un conjunto (posiblemente varios) de profesores.</text:p>
      <text:p text:style-name="P20"/>
      <text:list text:style-name="WWNum35">
        <text:list-item>
          <text:p text:style-name="P27">DM3: #curso -&gt;&gt; #profesor</text:p>
        </text:list-item>
      </text:list>
      <text:p text:style-name="P21">Invalida y no trivial, los profesores dependen y por tanto no pueden ser multivaluados así.</text:p>
      <text:list text:continue-numbering="true" text:style-name="WWNum35">
        <text:list-item>
          <text:p text:style-name="P27">DM4: #profesor, #curso, año -&gt;&gt; #profesor </text:p>
        </text:list-item>
      </text:list>
      <text:p text:style-name="P20">Invalida, determinante a la izquierda y derecha. Es también un trivial pero no aporta información nueva.</text:p>
      <text:p text:style-name="P20"/>
      <text:p text:style-name="P20">X U Y = R (si)</text:p>
      <text:p text:style-name="P20"/>
      <text:p text:style-name="P19"><text:bookmark text:name="_5qr1e4vku8hd"/><text:soft-page-break/>b) Dado el siguiente esquema, elija un conjunto de dependencias multivaluadas válidas para el esquema:</text:p>
      <text:p text:style-name="P20">R2 (#Línea, #Ramal, #Colectivo, dniEmpleado)</text:p>
      <text:p text:style-name="P20">Donde cada línea de colectivo posee diversos ramales, numerados</text:p>
      <text:p text:style-name="P20">secuencialmente a partir de uno, y estos ramales poseen varios colectivos,</text:p>
      <text:p text:style-name="P20">exclusivos de cada ramal. En la empresa trabajan diversos empleados.</text:p>
      <text:p text:style-name="P20">Dependencias multivaluadas:</text:p>
      <text:list text:style-name="WWNum17">
        <text:list-item>
          <text:p text:style-name="P28">DM1: #Linea -&gt;&gt; #Ramal</text:p>
        </text:list-item>
      </text:list>
      <text:p text:style-name="P21">Invalida, el Ramal es dependiente del colectivo.</text:p>
      <text:list text:continue-numbering="true" text:style-name="WWNum17">
        <text:list-item>
          <text:p text:style-name="P28">DM2: #Linea -&gt;&gt; #Colectivos</text:p>
        </text:list-item>
      </text:list>
      <text:p text:style-name="P21">Invalida, el colectivo es dependiente de Ramal.</text:p>
      <text:list text:continue-numbering="true" text:style-name="WWNum17">
        <text:list-item>
          <text:p text:style-name="P29">DM3: #Línea, #Ramal -&gt;&gt; #Colectivo</text:p>
        </text:list-item>
      </text:list>
      <text:p text:style-name="P21">Válida, caso de los módulos del otro punto.</text:p>
      <text:list text:continue-numbering="true" text:style-name="WWNum17">
        <text:list-item>
          <text:p text:style-name="P28">DM4: #Línea, #Colectivo -&gt;&gt; #Ramal</text:p>
        </text:list-item>
      </text:list>
      <text:p text:style-name="P20">Invalida, esto es un DF, no es una multivaluada.</text:p>
      <text:list text:continue-numbering="true" text:style-name="WWNum17">
        <text:list-item>
          <text:p text:style-name="P28">DM5: #Linea -&gt;&gt; dniEmpleado</text:p>
        </text:list-item>
      </text:list>
      <text:p text:style-name="P21">No sabes, así que invalida.</text:p>
      <text:list text:continue-numbering="true" text:style-name="WWNum17">
        <text:list-item>
          <text:p text:style-name="P29">DM6: { } -&gt;&gt; dniEmpleado</text:p>
        </text:list-item>
      </text:list>
      <text:p text:style-name="P20">Es válida, ya que el dniEmpleado es independiente a todos los demás atributos, como es parte de la clave hay que cubrirlo de alguna forma y se debe multivaluar.</text:p>
      <text:p text:style-name="P20"/>
      <text:p text:style-name="P18"><text:bookmark text:name="_pfzq1pfsb8ib"/>c) Para el esquema dado, el cual se sabe está en BCNF, seleccione de entre las posibles un conjunto de dependencias multivaluadas válidas en el esquema.</text:p>
      <text:p text:style-name="P18"><text:bookmark text:name="_3pgfndnkpq64"/>¿Está actualmente en 4FN? Justifique por cada DM, porque es válida o porque no.</text:p>
      <text:p text:style-name="P20">R3 (#pelicula, #autor, #actor, #equipo_rodaje, #auspiciante)</text:p>
      <text:p text:style-name="P20">Donde una película es realizada por varios autores, los cuales pueden realizar</text:p>
      <text:p text:style-name="P20">varias películas. En ella participan varios actores, también ellos pueden</text:p>
      <text:p text:style-name="P20">participar en muchas películas. En el rodaje de cada película se ven</text:p>
      <text:p text:style-name="P20">involucrados varios equipos de rodaje y varios auspiciantes.</text:p>
      <text:p text:style-name="P20">Dependencias multivaluadas:</text:p>
      <text:p text:style-name="P22">DM1: #pelicula -&gt;&gt; #autor</text:p>
      <text:p text:style-name="P22">DM2: #pelicula -&gt;&gt; #actor</text:p>
      <text:p text:style-name="P20">DM3: #pelicula -&gt;&gt; #actor, #autor</text:p>
      <text:p text:style-name="P22">DM4: #pelicula, #autor -&gt;&gt; #actor</text:p>
      <text:p text:style-name="P20">DM4: #auspiciante -&gt;&gt; #pelicula</text:p>
      <text:p text:style-name="P20"><text:soft-page-break/>No es independiente la película.</text:p>
      <text:p text:style-name="P20">Un test para ver independecia es fijar el determinante (auspiciante aquí) y cambiar la pelicula:<text:line-break/></text:p>
      <text:p text:style-name="P22">DM5: #pelicula -&gt;&gt; #auspiciante</text:p>
      <text:p text:style-name="P22">DM6: #pelicula -&gt;&gt; #equipo_rodaje</text:p>
      <text:p text:style-name="P20">DM7: { } -&gt;&gt; #equipo_rodaje</text:p>
      <text:p text:style-name="P20"/>
      <text:p text:style-name="P20"/>
      <text:p text:style-name="P20">No esta en 4FN ya que si agarramos una DM cualquiera la unión no nos da R.</text:p>
      <text:p text:style-name="P20"/>
      <text:p text:style-name="P20">d) Dado el siguiente esquema con la siguiente clave candidata:</text:p>
      <text:p text:style-name="P20">PROGRAMA(<text:span text:style-name="T16">#</text:span><text:span text:style-name="T17">programa</text:span><text:span text:style-name="T16">,</text:span> nombre, genero, descripcion)</text:p>
      <text:p text:style-name="P20">CANAL(<text:span text:style-name="T16">#</text:span><text:span text:style-name="T17">canal</text:span>, nombre)</text:p>
      <text:p text:style-name="P20">PROGRAMA_CANAL(<text:span text:style-name="T17">#programa</text:span><text:span text:style-name="T18">,</text:span><text:span text:style-name="T17"> #canal, dia, hora</text:span>)</text:p>
      <text:p text:style-name="P20">CC = {<text:span text:style-name="T16">#</text:span><text:span text:style-name="T17">programa</text:span>, #canal, dia, hora}</text:p>
      <text:p text:style-name="P20"/>
      <text:p text:style-name="P20">Donde un programa puede estar en muchos canales, y en cada canal se da en</text:p>
      <text:p text:style-name="P20">diferentes días y horarios.</text:p>
      <text:p text:style-name="P20">Marcar la opción correcta y justificar:</text:p>
      <text:p text:style-name="P20"/>
      <text:list text:style-name="WWNum39">
        <text:list-item>
          <text:p text:style-name="P30"><text:s/>Las 3 relaciones se encuentran en 4FN</text:p>
        </text:list-item>
        <text:list-item>
          <text:p text:style-name="P31"><text:s/>Las 3 relaciones se encuentran en BCNF y no es posible llevarlas a 4FN</text:p>
        </text:list-item>
        <text:list-item>
          <text:p text:style-name="P31"><text:s/>Las relaciones PROGRAMA y CANAL se encuentran en BCNF (no siendo</text:p>
        </text:list-item>
      </text:list>
      <text:p text:style-name="P20">posible llevarlas a 4FN) y PROGRAMA_CANAL se encuentra en 4FN</text:p>
      <text:list text:continue-numbering="true" text:style-name="WWNum39">
        <text:list-item>
          <text:p text:style-name="P31"><text:s/>Las relaciones PROGRAMA y CANAL se encuentran en 4NF,</text:p>
        </text:list-item>
      </text:list>
      <text:p text:style-name="P20">PROGRAMA_CANAL se encuentra en BCFN y puede llevarse a 4FN</text:p>
      <text:list text:continue-numbering="true" text:style-name="WWNum39">
        <text:list-item>
          <text:p text:style-name="P31"><text:s/>Las relaciones PROGRAMA y CANAL se encuentran en 4NF</text:p>
        </text:list-item>
      </text:list>
      <text:p text:style-name="P20">PROGRAMA_CANAL se encuentra en BCFN y no puede llevarse a 4FN</text:p>
      <text:p text:style-name="P20"/>
      <text:p text:style-name="P20"><text:span text:style-name="T19">En este caso:</text:span><text:line-break/>R1 PROGRAMA -&gt; DF {#programa} en BCNF entonces, y no tiene DM, está en 4FN.</text:p>
      <text:p text:style-name="P20">R2 CANAL -&gt; DF #canal, y no tiene DM, en 4FN.</text:p>
      <text:p text:style-name="P20">R3 PROGRAMA_CANAL -&gt; Todos los atributos son clave acá así que no tiene df no triviales, <text:s/>no existen DM. EN 4FN.</text:p>
      <text:p text:style-name="P20"/>
      <text:p text:style-name="P20"/>
      <text:p text:style-name="P20">NOTAS DE PARTICIÓN:<text:line-break/></text:p>
      <text:p text:style-name="P20">A -&gt; B</text:p>
      <text:p text:style-name="P20">Y</text:p>
      <text:p text:style-name="P20">B -&gt; C</text:p>
      <text:p text:style-name="P20">CONVIENE ARRANCAR POR LA SEGUNDA PORQUE SI ARRANCAS POR LA PRIMERA PERDES UNA DF.</text:p>
      <text:p text:style-name="P20"/>
      <text:p text:style-name="P18"><text:bookmark text:name="_rrggdw6nkb26"/><text:soft-page-break/>6. </text:p>
      <text:p text:style-name="P20">SUSCRIPCION (#suscripcion, email, nombre_usuario, #plan, nombre_plan,</text:p>
      <text:p text:style-name="P20">texto_condiciones, precio, email_adicional, nombre_adicional, #contenido, titulo, sinopsis, duracion, fecha_adicional)</text:p>
      <text:p text:style-name="P20">Donde:</text:p>
      <text:p text:style-name="P20">● Cada suscripción es realizada por un único usuario (identificado por el email) y un plan, pero además hay usuarios adicionales que la utilizan (email_adicional). De cada usuario adicional que se suma a la suscripción, se guarda la fecha.</text:p>
      <text:p text:style-name="P20">● Un plan de suscripción tiene un nombre (que no puede garantizarse que sea único en el</text:p>
      <text:p text:style-name="P20">sistema), condiciones, y un precio mensual.</text:p>
      <text:p text:style-name="P20">● Cada contenido tiene un título, sinopsis y duración. El #contenido es único en el</text:p>
      <text:p text:style-name="P20">sistema, pero del título no puede garantizarse que lo sea.</text:p>
      <text:p text:style-name="P20">● De cada suscripción se sabe qué contenidos fueron reproducidos, sin distinción sobre qué usuario (titular o adicionales) reprodujo cada uno.</text:p>
      <text:p text:style-name="P20"/>
      <text:p text:style-name="P20">DF1: #suscripción -&gt; email, #plan</text:p>
      <text:p text:style-name="P20">DF2: #suscripción, email_adicional -&gt; fecha_adicional</text:p>
      <text:p text:style-name="P20">DF3: #plan -&gt; nombre_plan, texto_condiciones, precio</text:p>
      <text:p text:style-name="P20">DF4: #contenido -&gt; título, sinopsis, duración</text:p>
      <text:p text:style-name="P20">DF5: email -&gt; nombre_usuario</text:p>
      <text:p text:style-name="P20">DF6: email_adicional -&gt; nombre_adicional</text:p>
      <text:p text:style-name="P20"/>
      <text:p text:style-name="P20">cc: {#suscripción, email_adicional, #contenido}</text:p>
      <text:p text:style-name="P20"/>
      <text:p text:style-name="P19"><text:bookmark text:name="_2o6mhc15dqy9"/>La SUSCRIPCIÓN no está en BCNF, la df2 no es superclave.</text:p>
      <text:p text:style-name="P32"><text:bookmark text:name="_94d3mr1sa1lt"/>Iteración 1:</text:p>
      <text:p text:style-name="P20"><text:span text:style-name="T16">F1</text:span><text:span text:style-name="T18">(#suscripccion, email_adicional</text:span>, fecha adicional)</text:p>
      <text:p text:style-name="P20"><text:span text:style-name="T16">F2</text:span>(<text:span text:style-name="T18">#suscripcion</text:span>, email, nombre_usuario, #plan, nombre_plan,</text:p>
      <text:p text:style-name="P20">texto_condiciones, precio, <text:span text:style-name="T18">email_adicional</text:span>, nombre_adicional, #<text:span text:style-name="T18">contenido</text:span>, titulo, sinopsis, duracion)</text:p>
      <text:p text:style-name="P20"/>
      <text:p text:style-name="P20">BCNF (F1): En F1(#suscripción, email_adicional, fecha_adicional) la única DF no trivial es la proyección de DF2, cuyo determinante {#suscripción, email_adicional} es superclave de F1.<text:line-break/></text:p>
      <text:p text:style-name="P20">No se pierde información: Intersección F1∩F2 = {#suscripción, email_adicional} y {#suscripción, email_adicional} es clave de F1 ⇒ descomposición sin pérdida (criterio de intersección-clave).<text:line-break/></text:p>
      <text:p text:style-name="P20">Preservación de dependencias: DF2 queda íntegra en F1; DF1, DF3, DF4, DF5, DF6 quedan proyectadas en F2.</text:p>
      <text:p text:style-name="P20"/>
      <text:p text:style-name="P20">F1 está en BCNF</text:p>
      <text:p text:style-name="P22"><text:soft-page-break/>F2 no, ya que la df3 no es superclave.</text:p>
      <text:p text:style-name="P33"><text:bookmark text:name="_csynqzb3i3vq"/>Iteración 2:</text:p>
      <text:p text:style-name="P20">F3 (#plan, nombre_plan, texto_condiciones, precio)</text:p>
      <text:p text:style-name="P20">F4((<text:span text:style-name="T18">#suscripción</text:span>, email, nombre_usuario, #plan, nombre_plan, <text:span text:style-name="T18">email_adicional</text:span>, nombre_adicional, #<text:span text:style-name="T18">contenido</text:span>, titulo, sinopsis, duración)</text:p>
      <text:p text:style-name="P20"/>
      <text:p text:style-name="P20">BCNF (F5): En F5(#contenido, título, sinopsis, duración) el determinante #contenido es superclave ⇒ BCNF.<text:line-break/></text:p>
      <text:p text:style-name="P20">No se pierde información: Intersección F5∩F6 = {#contenido}, y #contenido es clave de F5 ⇒ sin pérdida.<text:line-break/></text:p>
      <text:p text:style-name="P20">Preservación: DF4 queda en F5; DF1, DF5, DF6 siguen en F6.</text:p>
      <text:p text:style-name="P22"/>
      <text:p text:style-name="P20">F3 está en BCNF, F4 no por la df4</text:p>
      <text:p text:style-name="P20"/>
      <text:p text:style-name="P33"><text:bookmark text:name="_e95txcp1c54w"/>Iteración 3:</text:p>
      <text:p text:style-name="P20">F5 (#<text:span text:style-name="T18">contenido</text:span>, título, sinopsis, duración)</text:p>
      <text:p text:style-name="P20">F6(#<text:span text:style-name="T18">suscripción</text:span>, email, nombre_usuario, #plan, <text:span text:style-name="T18">email_adicional</text:span>, nombre_adicional, #<text:span text:style-name="T18">contenido</text:span>)</text:p>
      <text:p text:style-name="P20"/>
      <text:p text:style-name="P20">BCNF (F5): En F5(#contenido, título, sinopsis, duración) el determinante #contenido es superclave ⇒ BCNF.<text:line-break/></text:p>
      <text:p text:style-name="P20">No se pierde información: Intersección F5∩F6 = {#contenido}, y #contenido es clave de F5 ⇒ sin pérdida.<text:line-break/></text:p>
      <text:p text:style-name="P20">Preservación: DF4 queda en F5; DF1, DF5, DF6 siguen en F6.</text:p>
      <text:p text:style-name="P20"/>
      <text:p text:style-name="P20">F5 está en BCNF, F6 no por la df5</text:p>
      <text:p text:style-name="P33"><text:bookmark text:name="_u1k9uqswsr7x"/>Iteración 4:</text:p>
      <text:p text:style-name="P20">F7(<text:span text:style-name="T18">email</text:span>, nombre_usuario)</text:p>
      <text:p text:style-name="P20">F8(#<text:span text:style-name="T18">suscripción</text:span>, email, #plan, <text:span text:style-name="T18">email_adicional</text:span>, nombre_adicional, #<text:span text:style-name="T18">contenido</text:span>)</text:p>
      <text:p text:style-name="P20"/>
      <text:p text:style-name="P20">BCNF (F7): En F7(email, nombre_usuario) el determinante email es superclave ⇒ BCNF.<text:line-break/></text:p>
      <text:p text:style-name="P20">No se pierde información: Intersección F7∩F8 = {email}, y email es clave de F7 ⇒ sin pérdida.<text:line-break/></text:p>
      <text:p text:style-name="P20">Preservación: DF5 queda en F7; DF1 y DF6 permanecen en F8.</text:p>
      <text:p text:style-name="P20"/>
      <text:p text:style-name="P20"><text:soft-page-break/>F7 está en BCNF, F8 no por la df6.</text:p>
      <text:p text:style-name="P33"><text:bookmark text:name="_kicrrvj6xv8t"/>Iteración 5:</text:p>
      <text:p text:style-name="P20">F9(<text:span text:style-name="T18">email_adicional</text:span>, nombre_adicional)</text:p>
      <text:p text:style-name="P20">F10(#<text:span text:style-name="T18">suscripción</text:span>, email, #plan, <text:span text:style-name="T18">email_adicional</text:span>, #<text:span text:style-name="T18">contenido</text:span>)</text:p>
      <text:p text:style-name="P20"/>
      <text:p text:style-name="P20">BCNF (F9): En F9(email_adicional, nombre_adicional) el determinante email_adicional es superclave ⇒ BCNF.<text:line-break/></text:p>
      <text:p text:style-name="P20">No se pierde información: Intersección F9∩F10 = {email_adicional}, y email_adicional es clave de F9 ⇒ sin pérdida.<text:line-break/></text:p>
      <text:p text:style-name="P20">Preservación: DF6 queda en F9; DF1 queda en F10.</text:p>
      <text:p text:style-name="P20"/>
      <text:p text:style-name="P20">F9 está en BCNF, F10 no por la df1.</text:p>
      <text:p text:style-name="P33"><text:bookmark text:name="_pa2pa77rj0w8"/>Iteración 6:</text:p>
      <text:p text:style-name="P20"/>
      <text:p text:style-name="P20">F11(#<text:span text:style-name="T18">suscripción</text:span>, email, #plan)</text:p>
      <text:p text:style-name="P20">F12(#<text:span text:style-name="T18">suscripción</text:span>,, <text:span text:style-name="T18">email_adicional</text:span>, #<text:span text:style-name="T18">contenido</text:span>)</text:p>
      <text:p text:style-name="P20"/>
      <text:p text:style-name="P20">BCNF (F11): En F11(#suscripción, email, #plan) la DF proyectada #suscripción → email, #plan hace que #suscripción sea superclave ⇒ BCNF.<text:line-break/></text:p>
      <text:p text:style-name="P20">BCNF (F12): F12(#suscripción, email_adicional, #contenido) no tiene DFs no triviales con determinantes propios de F12 (las únicas DFs del universo no determinan nuevos atributos aquí); su clave es {#suscripción, email_adicional, #contenido} (la original), y no hay violaciones ⇒ BCNF.<text:line-break/></text:p>
      <text:p text:style-name="P20">No se pierde información: Intersección F11∩F12 = {#suscripción}, y #suscripción es clave de F11 ⇒ sin pérdida.<text:line-break/></text:p>
      <text:p text:style-name="P20">Preservación: DF1 queda en F11; el resto ya está preservado en las otras piezas.</text:p>
      <text:p text:style-name="P20"/>
      <text:p text:style-name="P20"/>
      <text:p text:style-name="P20">Buscamos multivaluadas.</text:p>
      <text:p text:style-name="P20">#suscripción -&gt;&gt; email_adicional </text:p>
      <text:p text:style-name="P20">#suscripción -&gt;&gt; #contenido</text:p>
      <text:p text:style-name="P20"/>
      <text:p text:style-name="P20">F13(#<text:span text:style-name="T18">suscripción</text:span>, #<text:span text:style-name="T18">contenido</text:span>)</text:p>
      <text:p text:style-name="P20">F14(#<text:span text:style-name="T18">suscripción</text:span>, <text:span text:style-name="T18">email_adicional</text:span>)</text:p>
      <text:p text:style-name="P20"/>
      <text:p text:style-name="P34"><text:bookmark text:name="_37md5ox7vyaz"/>Búsqueda de multivaluadas en F12 y paso a 4FN → F13 + F14</text:p>
      <text:list text:style-name="WWNum41">
        <text:list-item>
          <text:p text:style-name="P35"><text:soft-page-break/>4FN / BCNF (F13): F13(#suscripción, #contenido) no tiene DFs no triviales (BCNF OK) ni MVDs no triviales (4FN OK).</text:p>
        </text:list-item>
        <text:list-item>
          <text:p text:style-name="P36">4FN / BCNF (F14): F14(#suscripción, email_adicional) idem: sin DFs no triviales (BCNF OK) ni MVDs no triviales (4FN OK).</text:p>
        </text:list-item>
        <text:list-item>
          <text:p text:style-name="P36">No se pierde información: Descomposición por MVD X↠Y en XY y XZ (con X = #suscripción) es siempre sin pérdida para MVDs; aquí la intersección es {#suscripción} y la condición de 4FN para MVD garantiza el join sin pérdida.</text:p>
        </text:list-item>
        <text:list-item>
          <text:p text:style-name="P37">Preservación: Las MVDs quedan explícitas en F13 y F14.</text:p>
        </text:list-item>
      </text:list>
      <text:p text:style-name="P20">En BCNF: F1, F3, F5, F7, F9, F11, F12 (y también F13, F14 por ser binarias sin DFs no triviales).<text:line-break/></text:p>
      <text:p text:style-name="P20">Todas además están 4FN.</text:p>
      <text:p text:style-name="P18"><text:bookmark text:name="_929bruqewnf0"/>7.</text:p>
      <text:p text:style-name="P20">MEDICION_AMBIENTAL(#medicion, #pozo, valor_medicion, #parametro, fecha_medicion, cuil_operario, #instrumento, nombre_parametro, valor_ref, descripcion_pozo, fecha_perforacion, apellido_operario, nombre_operario, fecha_nacimiento, marca_instrumento, modelo_instrumento, dominio_vehiculo, fecha_adquisicion)</text:p>
      <text:p text:style-name="P20">Donde:</text:p>
      <text:p text:style-name="P20">● Cada medición es realizada por un operario en un pozo, en una fecha determinada. En ella se miden varios parámetros, y para cada uno se obtiene un valor. Notar que un mismo parámetro (#parametro) puede ser medido en diferentes mediciones.</text:p>
      <text:p text:style-name="P20">Independientemente de las mediciones, todo parámetro tiene un nombre y valor de referencia, y el #parámetro es único en el sistema.</text:p>
      <text:p text:style-name="P20">● En cada medición se utilizan varios instrumentos, independientemente de los</text:p>
      <text:p text:style-name="P20">parámetros medidos. De cada instrumento se conoce la marca y modelo.</text:p>
      <text:p text:style-name="P20">● De cada operario se conoce su cuit, nombre, apellido y fecha de nacimiento.</text:p>
      <text:p text:style-name="P20">● La empresa cuenta con vehículos, y de cada uno se conoce la fecha en la que fue adquirido. El dominio (patente) de cada vehículo es único en el sistema.</text:p>
      <text:p text:style-name="P20">● Un pozo tiene una descripción y una fecha de perforación. El identificador #pozo es único en el sistema.</text:p>
      <text:p text:style-name="P21"/>
      <text:list xml:id="list3129880954" text:style-name="WWNum9">
        <text:list-item>
          <text:p text:style-name="P38">#medicion -&gt; cuil_operario, #pozo, fecha_medicion</text:p>
        </text:list-item>
        <text:list-item>
          <text:p text:style-name="P38">#medicion, #parámetro -&gt; valor_medicion</text:p>
        </text:list-item>
        <text:list-item>
          <text:p text:style-name="P38">#parametro -&gt; nombre_parametro, valor_ref</text:p>
        </text:list-item>
        <text:list-item>
          <text:p text:style-name="P38">#instrumento -&gt; marca_instrumento, modelo_instrumento</text:p>
        </text:list-item>
        <text:list-item>
          <text:p text:style-name="P38">cuil_operario-&gt; nombre_operario, apellido_operario, fecha_nacimiento</text:p>
        </text:list-item>
        <text:list-item>
          <text:p text:style-name="P38">dominio_vehiculo -&gt; fecha_adquisición</text:p>
        </text:list-item>
        <text:list-item>
          <text:p text:style-name="P38">#pozo -&gt; descripcion_pozo, fecha_perforacion</text:p>
        </text:list-item>
      </text:list>
      <text:p text:style-name="P20"/>
      <text:p text:style-name="P20">cc : {#medición, #parámetro, #instrumento, dominio_vehiculo}</text:p>
      <text:p text:style-name="P20"/>
      <text:p text:style-name="P20">MEDICION_AMBIENTAL NO CUMPLE BCNF.</text:p>
      <text:p text:style-name="P20">df3 no superclave.</text:p>
      <text:p text:style-name="P33"><text:bookmark text:name="_uwkj6wxyduxf"/><text:soft-page-break/>Iteración 1</text:p>
      <text:p text:style-name="P20">F1(#<text:span text:style-name="T18">medicion</text:span>, #pozo, valor_medicion, #<text:span text:style-name="T18">parametro</text:span>, fecha_medicion, cuil_operario, #<text:span text:style-name="T18">instrumento</text:span>, descripcion_pozo, fecha_perforacion, apellido_operario, nombre_operario, fecha_nacimiento, marca_instrumento, modelo_instrumento, <text:span text:style-name="T18">dominio_vehiculo</text:span>, fecha_adquisicion)</text:p>
      <text:p text:style-name="P20">F2(#<text:span text:style-name="T18">parametro</text:span>, nombre_parametro, valor_ref)</text:p>
      <text:p text:style-name="P20"/>
      <text:list text:style-name="WWNum33">
        <text:list-item>
          <text:p text:style-name="P39">BCNF (F2): en F2(#parametro, nombre_parametro, valor_ref) el determinante #parametro es superclave.</text:p>
        </text:list-item>
        <text:list-item>
          <text:p text:style-name="P39">Sin pérdida: F1∩F2 = {#parametro} y #parametro es clave de F2.</text:p>
        </text:list-item>
      </text:list>
      <text:p text:style-name="P21"/>
      <text:p text:style-name="P20">F2 está en BCNF por la df4, F1 no, no se pierden datos ni df.</text:p>
      <text:p text:style-name="P20"/>
      <text:p text:style-name="P33"><text:bookmark text:name="_o5rv1exj4vxu"/>Iteración 2</text:p>
      <text:p text:style-name="P20"/>
      <text:p text:style-name="P20">F3(#<text:span text:style-name="T18">instrumento</text:span>, marca_instrumento, modelo_instrumento)</text:p>
      <text:p text:style-name="P20">F4(#<text:span text:style-name="T18">medicion</text:span>, #pozo, valor_medicion, #<text:span text:style-name="T18">parametro</text:span>, fecha_medicion, cuil_operario, #<text:span text:style-name="T18">instrumento</text:span>, descripcion_pozo, fecha_perforacion, apellido_operario, nombre_operario, fecha_nacimiento, <text:span text:style-name="T18">dominio_vehiculo</text:span>, fecha_adquisicion)</text:p>
      <text:p text:style-name="P20"/>
      <text:list text:style-name="WWNum18">
        <text:list-item>
          <text:p text:style-name="P40">BCNF (F3): en F3(#instrumento, marca_instrumento, modelo_instrumento) #instrumento es superclave.</text:p>
        </text:list-item>
        <text:list-item>
          <text:p text:style-name="P40">Sin pérdida: F3∩F4 = {#instrumento} y #instrumento es clave de F3.</text:p>
        </text:list-item>
      </text:list>
      <text:p text:style-name="P20"/>
      <text:p text:style-name="P20">F3 está en BCNF, no se perdieron datos ni df.</text:p>
      <text:p text:style-name="P20">F4 no está en BCNF por df2</text:p>
      <text:p text:style-name="P33"><text:bookmark text:name="_dn4ly29nakqh"/>Iteración 3</text:p>
      <text:p text:style-name="P20"/>
      <text:p text:style-name="P20">F5(#<text:span text:style-name="T18">medicion</text:span>, #<text:span text:style-name="T18">parametro</text:span>, valor_medicion)</text:p>
      <text:p text:style-name="P20">F6(#<text:span text:style-name="T18">medicion</text:span>, #pozo, #<text:span text:style-name="T18">parametro</text:span>, fecha_medicion, cuil_operario, #<text:span text:style-name="T18">instrumento</text:span>, descripcion_pozo, fecha_perforacion, apellido_operario, nombre_operario, fecha_nacimiento, <text:span text:style-name="T18">dominio_vehiculo</text:span>, fecha_adquisicion)</text:p>
      <text:p text:style-name="P20"/>
      <text:list text:style-name="WWNum30">
        <text:list-item>
          <text:p text:style-name="P41">BCNF (F5): en F5(#medicion, #parametro, valor_medicion) {#medicion,#parametro} es superclave.</text:p>
        </text:list-item>
        <text:list-item>
          <text:p text:style-name="P41">Sin pérdida: F5∩F6 = {#medicion,#parametro} y es clave de F5.</text:p>
        </text:list-item>
      </text:list>
      <text:p text:style-name="P20"/>
      <text:p text:style-name="P20">F5 está en BCNF, no se perdieron datos ni df.</text:p>
      <text:p text:style-name="P20">F6 no está en BCNF por df 5</text:p>
      <text:p text:style-name="P33"><text:bookmark text:name="_wcgn64g9253i"/>Iteración 4</text:p>
      <text:p text:style-name="P20"/>
      <text:p text:style-name="P20"><text:soft-page-break/>F7(#<text:span text:style-name="T18">cuil_operario</text:span>, <text:s/>nombre_operario, apellido_operario, fecha_nacimiento)</text:p>
      <text:p text:style-name="P20">F8(#<text:span text:style-name="T18">medicion</text:span>, #pozo, #<text:span text:style-name="T18">parametro</text:span>, fecha_medicion, cuil_operario, #<text:span text:style-name="T18">instrumento</text:span>, descripcion_pozo, fecha_perforacion, <text:span text:style-name="T18">dominio_vehiculo</text:span>, fecha_adquisicion)</text:p>
      <text:p text:style-name="P20"/>
      <text:list text:style-name="WWNum22">
        <text:list-item>
          <text:p text:style-name="P42">BCNF (F7): en F7(cuil_operario, nombre_operario, apellido_operario, fecha_nacimiento) cuil_operario es superclave.</text:p>
        </text:list-item>
        <text:list-item>
          <text:p text:style-name="P42">Sin pérdida: F7∩F8 = {cuil_operario} y cuil_operario es clave de F7.</text:p>
        </text:list-item>
      </text:list>
      <text:p text:style-name="P20"/>
      <text:p text:style-name="P20">F8 no está en BCNF por df6</text:p>
      <text:p text:style-name="P33"><text:bookmark text:name="_3dbuctw2omy"/>Iteración 5</text:p>
      <text:p text:style-name="P20"/>
      <text:p text:style-name="P20">F9(<text:span text:style-name="T18">dominio_vehiculo</text:span>, fecha_adquisición)</text:p>
      <text:p text:style-name="P20">F10(#<text:span text:style-name="T18">medicion</text:span>, #pozo, #<text:span text:style-name="T18">parametro</text:span>, fecha_medicion, cuil_operario, #<text:span text:style-name="T18">instrumento</text:span>, descripcion_pozo, fecha_perforacion, <text:span text:style-name="T18">dominio_vehiculo</text:span>)</text:p>
      <text:p text:style-name="P20"/>
      <text:list text:style-name="WWNum29">
        <text:list-item>
          <text:p text:style-name="P43">BCNF (F9): en F9(dominio_vehiculo, fecha_adquisicion) dominio_vehiculo es superclave.</text:p>
        </text:list-item>
        <text:list-item>
          <text:p text:style-name="P43">Sin pérdida: F9∩F10 = {dominio_vehiculo} y dominio_vehiculo es clave de F9.</text:p>
        </text:list-item>
      </text:list>
      <text:p text:style-name="P20"/>
      <text:p text:style-name="P20">No se perdieron datos ni df.</text:p>
      <text:p text:style-name="P33"><text:bookmark text:name="_x6pssvmm1hr4"/>Iteración 6</text:p>
      <text:p text:style-name="P20"/>
      <text:p text:style-name="P20">F9 está en BCNF, <text:s/>F10 no por df 7</text:p>
      <text:p text:style-name="P20">F11(#<text:span text:style-name="T18">pozo</text:span>, descripcion_pozo, fecha_perforacion)</text:p>
      <text:p text:style-name="P20">F12(#<text:span text:style-name="T18">medicion</text:span>, #pozo, #<text:span text:style-name="T18">parametro</text:span>, fecha_medicion, cuil_operario, #<text:span text:style-name="T18">instrumento</text:span>, <text:span text:style-name="T18">dominio_vehiculo</text:span>)</text:p>
      <text:p text:style-name="P20"/>
      <text:list text:style-name="WWNum46">
        <text:list-item>
          <text:p text:style-name="P44">BCNF (F11): en F11(#pozo, descripcion_pozo, fecha_perforacion) <text:span text:style-name="T20">#pozo</text:span> es superclave.</text:p>
        </text:list-item>
        <text:list-item>
          <text:p text:style-name="P44">Sin pérdida: <text:span text:style-name="T21">F11∩F12 = {#pozo}</text:span> y <text:span text:style-name="T20">#pozo</text:span> es clave de F11.</text:p>
        </text:list-item>
      </text:list>
      <text:p text:style-name="P20"/>
      <text:p text:style-name="P20">F12 no está en BCNF por df1.</text:p>
      <text:p text:style-name="P33"><text:bookmark text:name="_b74n1zkg6lkg"/>Iteración 7</text:p>
      <text:p text:style-name="P20"/>
      <text:p text:style-name="P20">F13(#<text:span text:style-name="T18">medicion</text:span>, #pozo, cuil_operario, fecha_medicion)</text:p>
      <text:p text:style-name="P20">F14(#<text:span text:style-name="T18">medicion</text:span>, #<text:span text:style-name="T18">parametro</text:span>, #<text:span text:style-name="T18">instrumento</text:span>, <text:span text:style-name="T18">dominio_vehiculo</text:span>)</text:p>
      <text:p text:style-name="P20"/>
      <text:list text:style-name="WWNum6">
        <text:list-item>
          <text:p text:style-name="P45">BCNF (F13): en F13(#medicion, #pozo, cuil_operario, fecha_medicion) #medicion es superclave.</text:p>
        </text:list-item>
        <text:list-item>
          <text:p text:style-name="P45">BCNF (F14): en F14(#medicion, #parametro, #instrumento, dominio_vehiculo) no proyecta DFs no triviales ⇒ BCNF.</text:p>
        </text:list-item>
        <text:list-item>
          <text:p text:style-name="P45"><text:soft-page-break/>Sin pérdida: F13∩F14 = {#medicion} y #medicion es clave de F13.</text:p>
        </text:list-item>
      </text:list>
      <text:p text:style-name="P20"/>
      <text:p text:style-name="P20">Está todo BCNF.</text:p>
      <text:p text:style-name="P20"/>
      <text:p text:style-name="P20">DMS:</text:p>
      <text:p text:style-name="P20">#medición -&gt;&gt; #parámetro</text:p>
      <text:p text:style-name="P20">#medición -&gt;&gt; #instrumento</text:p>
      <text:p text:style-name="P20">{} -&gt;&gt; dominio_vehiculo</text:p>
      <text:p text:style-name="P20"/>
      <text:p text:style-name="P20">No está en 4FN porque F14 tiene una dependencia multivaluada NO trivial.</text:p>
      <text:p text:style-name="P20"/>
      <text:p text:style-name="P20">F15(#<text:span text:style-name="T18">dominio_vehiculo</text:span>)</text:p>
      <text:p text:style-name="P20">F16(#<text:span text:style-name="T18">medicion</text:span>, #<text:span text:style-name="T18">parametro</text:span>, #<text:span text:style-name="T18">instrumento</text:span>)</text:p>
      <text:p text:style-name="P20"/>
      <text:p text:style-name="P20">F15 está en 4ta forma normal porque solo tiene una df.<text:span text:style-name="T16"> (O UNA DM TRIVIAL?)</text:span></text:p>
      <text:p text:style-name="P20">F16 también no porque tiene DM’S no triviales.</text:p>
      <text:p text:style-name="P20"/>
      <text:p text:style-name="P20">F17(#<text:span text:style-name="T18">medicion</text:span>, #<text:span text:style-name="T18">instrumento</text:span>)</text:p>
      <text:p text:style-name="P20">F18(#<text:span text:style-name="T18">medicion</text:span>, #<text:span text:style-name="T18">parametro</text:span>)</text:p>
      <text:p text:style-name="P20"/>
      <text:p text:style-name="P20">Esquema normal en 4FN:<text:line-break/>F2(#<text:span text:style-name="T18">parametro</text:span>, nombre_parametro, valor_ref)<text:line-break/>F3(#<text:span text:style-name="T18">instrumento</text:span>, marca_instrumento, modelo_instrumento)</text:p>
      <text:p text:style-name="P20">F5(#<text:span text:style-name="T18">medicion, #parametro</text:span>, valor_medicion)</text:p>
      <text:p text:style-name="P20">F7(<text:span text:style-name="T18">cuil_operario</text:span>, nombre_operario, apellido_operario, fecha_nacimiento)</text:p>
      <text:p text:style-name="P20">F9(dominio_vehiculo, fecha_adquisicion)<text:line-break/>F11(#<text:span text:style-name="T18">pozo</text:span>, descripcion_pozo, fecha_perforacion)<text:line-break/>F13(#<text:span text:style-name="T18">medicion</text:span>, #pozo, cuil_operario, fecha_medicion)<text:line-break/>F17(#<text:span text:style-name="T18">medicion, #instrumento</text:span>)</text:p>
      <text:p text:style-name="P20">F18(#<text:span text:style-name="T18">medicion, #parametro</text:span>)</text:p>
      <text:p text:style-name="P18"><text:bookmark text:name="_za3f7jlqvegj"/>8.</text:p>
      <text:p text:style-name="P20">FESTIVALES (#festival, denominacion_festival, localidad, cuil_musico, nombre_musico, fecha_nacimiento, #banda, nombre_banda, estilo_musical, #tema, nombre_tema, duracion, instrumento, cuil_auspiciante, url_plataforma_entradas, #sponsor)</text:p>
      <text:p text:style-name="P20"/>
      <text:p text:style-name="P20">Donde:</text:p>
      <text:p text:style-name="P20">● Para cada festival se conoce su denominación y la localidad en la que se realiza. Más de un festival podría tener la misma denominación.</text:p>
      <text:p text:style-name="P20">● De cada banda se conoce su nombre y estilo musical.</text:p>
      <text:p text:style-name="P20">● De cada músico se conoce su cuil, nombre y su fecha de nacimiento. Tenga en cuenta que varios músicos podrían tener el mismo nombre.</text:p>
      <text:p text:style-name="P20"><text:soft-page-break/>● Para cada tema interpretado por una banda en un festival se conoce su nombre y duración. Además, de cada músico que participó en el tema se sabe con qué instrumento lo hizo.</text:p>
      <text:p text:style-name="P20">● Los #tema pueden repetirse para las distintas bandas.</text:p>
      <text:p text:style-name="P20">● Un festival puede tener varios auspiciantes, y se vendieron entradas al mismo a través de varias plataformas.</text:p>
      <text:p text:style-name="P20">● Se tiene además un registro de todas los sponsors que han participado de los distintos festivales realizados.</text:p>
      <text:p text:style-name="P20"/>
      <text:p text:style-name="P20">dfs:</text:p>
      <text:list xml:id="list120645153708501" text:continue-list="list3129880954" text:style-name="WWNum9">
        <text:list-item>
          <text:p text:style-name="P38">#festival -&gt; denominacion_festival, localidad</text:p>
        </text:list-item>
        <text:list-item>
          <text:p text:style-name="P38">#banda -&gt; nombre_banda, estilo_musical</text:p>
        </text:list-item>
        <text:list-item>
          <text:p text:style-name="P38">cuil_musico -&gt; nombre_musicio, fecha_nacimiento</text:p>
        </text:list-item>
        <text:list-item>
          <text:p text:style-name="P38">#festival, #banda, #tema -&gt; nombre_tema, duración</text:p>
        </text:list-item>
        <text:list-item>
          <text:p text:style-name="P38">#festival, #banda, #tema, cuil_musico-&gt; instrumento</text:p>
        </text:list-item>
      </text:list>
      <text:p text:style-name="P21"/>
      <text:p text:style-name="P21">cc’s:</text:p>
      <text:p text:style-name="P21">{#festival, #banda, #tema, cuil_musico, cuil_auspiciante, url_plataforma_entradas, #sponsor}</text:p>
      <text:p text:style-name="P21"/>
      <text:p text:style-name="P21"/>
      <text:p text:style-name="P21">Claramente FESTIVALES no esta en BCFN porque tiene una df 1 que no es superclave</text:p>
      <text:p text:style-name="P33"><text:bookmark text:name="_i6y9t8afky9k"/>Iteración 1:</text:p>
      <text:p text:style-name="P21">F1(#<text:span text:style-name="T18">festival</text:span>, denominacion_festival, localidad)</text:p>
      <text:p text:style-name="P21">F2(#<text:span text:style-name="T18">festival</text:span>, <text:span text:style-name="T18">cuil_musico</text:span>, nombre_musico, fecha_nacimiento, #<text:span text:style-name="T18">banda</text:span>, nombre_banda, estilo_musical, #<text:span text:style-name="T18">tema</text:span>, nombre_tema, duracion, instrumento, <text:span text:style-name="T18">cuil_auspiciante</text:span>, <text:span text:style-name="T18">url_plataforma_entradas</text:span>, #<text:span text:style-name="T18">sponsor</text:span>)</text:p>
      <text:p text:style-name="P21"/>
      <text:p text:style-name="P20">BCNF (F1): determinante #festival es superclave en F1.</text:p>
      <text:p text:style-name="P20">Sin pérdida: F1∩F2 = {#festival} y #festival es clave de F1.</text:p>
      <text:p text:style-name="P21"/>
      <text:p text:style-name="P21">F1 están BCNF, F2 no por la df 2</text:p>
      <text:p text:style-name="P33"><text:bookmark text:name="_vr2kyzbkabb2"/>Iteración 2:</text:p>
      <text:p text:style-name="P21">F3(<text:span text:style-name="T18">#banda</text:span>,nombre_banda, estilo_musical)</text:p>
      <text:p text:style-name="P20">F4(#<text:span text:style-name="T18">festival</text:span>, <text:span text:style-name="T18">cuil_musico</text:span>, nombre_musico, fecha_nacimiento, #<text:span text:style-name="T18">banda</text:span>, #<text:span text:style-name="T18">tema</text:span>, nombre_tema, duracion, instrumento, <text:span text:style-name="T18">cuil_auspiciante</text:span>, <text:span text:style-name="T18">url_plataforma_entradas</text:span>, #<text:span text:style-name="T18">sponsor</text:span>)</text:p>
      <text:p text:style-name="P20"/>
      <text:p text:style-name="P20">F3 queda en BCNF porque {#banda} es superclave.</text:p>
      <text:p text:style-name="P20">No se pierden datos porque F3∩F4 <text:s/>= {#banda} y #banda es clave en F3.</text:p>
      <text:p text:style-name="P20">F4 no está en BCNF porque el df 3 no es superclave.</text:p>
      <text:p text:style-name="P20"/>
      <text:p text:style-name="P33"><text:bookmark text:name="_sljwqbl2q304"/><text:soft-page-break/>Iteración 3:</text:p>
      <text:p text:style-name="P20"/>
      <text:p text:style-name="P20">F5(<text:span text:style-name="T18">cuil_musico</text:span>, nombre_musicio, fecha_nacimiento)</text:p>
      <text:p text:style-name="P20">F6(#<text:span text:style-name="T18">festival</text:span>, <text:span text:style-name="T18">cuil_musico</text:span>, #<text:span text:style-name="T18">banda</text:span>, #<text:span text:style-name="T18">tema</text:span>, nombre_tema, duracion, instrumento, <text:span text:style-name="T18">cuil_auspiciante</text:span>, <text:span text:style-name="T18">url_plataforma_entradas</text:span>, #<text:span text:style-name="T18">sponsor</text:span>)</text:p>
      <text:p text:style-name="P20"/>
      <text:p text:style-name="P20">F5 queda en BCNF porque {<text:span text:style-name="T18">cuil_musico</text:span>} es superclave.</text:p>
      <text:p text:style-name="P20">No se pierden datos porque F5∩F6 <text:s/>= {<text:span text:style-name="T18">cuil_musico</text:span>} y <text:span text:style-name="T18">cuil_musico</text:span> es clave en F5.</text:p>
      <text:p text:style-name="P20">F6 no está en BCNF por df4</text:p>
      <text:p text:style-name="P33"><text:bookmark text:name="_2v90173si4hs"/>Iteración 4:</text:p>
      <text:p text:style-name="P20"/>
      <text:p text:style-name="P20">F7(<text:span text:style-name="T18">#festival, #banda, #tema</text:span>, nombre_tema, duración)</text:p>
      <text:p text:style-name="P20">F8(#<text:span text:style-name="T18">festival</text:span>, <text:span text:style-name="T18">cuil_musico</text:span>, #<text:span text:style-name="T18">banda</text:span>, #<text:span text:style-name="T18">tema</text:span>, instrumento, <text:span text:style-name="T18">cuil_auspiciante</text:span>, <text:span text:style-name="T18">url_plataforma_entradas</text:span>, #<text:span text:style-name="T18">sponsor</text:span>)</text:p>
      <text:p text:style-name="P20"/>
      <text:p text:style-name="P20">BCNF (F7): determinante {#festival,#banda,#tema} es superclave en F7.</text:p>
      <text:p text:style-name="P20">Sin pérdida: F7∩F8 = {#festival,#banda,#tema} y ese conjunto es clave de F7.</text:p>
      <text:p text:style-name="P20"/>
      <text:p text:style-name="P20">F8 no está en BCNF por df5.</text:p>
      <text:p text:style-name="P20"/>
      <text:p text:style-name="P33"><text:bookmark text:name="_rzkg53ljeyfd"/>Iteración 5:</text:p>
      <text:p text:style-name="P20"/>
      <text:p text:style-name="P20">F9(<text:span text:style-name="T18">#festival, #banda, #tema</text:span>, <text:s/><text:span text:style-name="T18">cuil_musico</text:span>, instrumento)</text:p>
      <text:p text:style-name="P20">F10(#<text:span text:style-name="T18">festival</text:span>, <text:span text:style-name="T18">cuil_musico</text:span>, #<text:span text:style-name="T18">banda</text:span>, #<text:span text:style-name="T18">tema</text:span>, <text:span text:style-name="T18">cuil_auspiciante</text:span>, <text:span text:style-name="T18">url_plataforma_entradas</text:span>, #<text:span text:style-name="T18">sponsor</text:span>)</text:p>
      <text:p text:style-name="P20"/>
      <text:p text:style-name="P20">BCNF (F9): determinante {#festival,#banda,#tema,cuil_musico} es superclave en F9.</text:p>
      <text:p text:style-name="P20">Sin pérdida: F9∩F10 = {#festival,#banda,#tema,cuil_musico} y es clave de F9.</text:p>
      <text:p text:style-name="P20">F10 queda en BCNF (no proyecta ninguna DF no trivial).</text:p>
      <text:p text:style-name="P20"/>
      <text:p text:style-name="P20">TODO en BCNF.</text:p>
      <text:p text:style-name="P20"><text:line-break/>#festival -&gt;&gt; #sponsor</text:p>
      <text:p text:style-name="P20">#festival -&gt;&gt; <text:s/>url_plataforma_entradas<text:line-break/>#festival -&gt;&gt; cuil_auspiciante</text:p>
      <text:p text:style-name="P20">#festival, #banda, #tema -&gt;&gt; cuil_musico</text:p>
      <text:p text:style-name="P20"/>
      <text:p text:style-name="P20">F10 no está en 4FN porque posee dms no triviales. DM1:</text:p>
      <text:p text:style-name="P20"><text:s/></text:p>
      <text:p text:style-name="P20">F11(<text:span text:style-name="T18">festival</text:span>, <text:span text:style-name="T18">cuil_auspiciante</text:span>)</text:p>
      <text:p text:style-name="P20">F12(#<text:span text:style-name="T18">festival</text:span>, <text:span text:style-name="T18">cuil_musico</text:span>, #<text:span text:style-name="T18">banda</text:span>, #<text:span text:style-name="T18">tema</text:span>, <text:span text:style-name="T18">url_plataforma_entradas</text:span>, #<text:span text:style-name="T18">sponsor</text:span>)</text:p>
      <text:p text:style-name="P20"/>
      <text:p text:style-name="P20"><text:soft-page-break/>F13(<text:span text:style-name="T18">festival</text:span>, <text:span text:style-name="T18">url_plataforma_entradas</text:span>)</text:p>
      <text:p text:style-name="P20">F14(#<text:span text:style-name="T18">festival</text:span>, <text:span text:style-name="T18">cuil_musico</text:span>, #<text:span text:style-name="T18">banda</text:span>, #<text:span text:style-name="T18">tema</text:span>, #<text:span text:style-name="T18">sponsor</text:span>)</text:p>
      <text:p text:style-name="P20"/>
      <text:p text:style-name="P20">F15(<text:span text:style-name="T18">festival</text:span>, #<text:span text:style-name="T18">sponsor</text:span>)</text:p>
      <text:p text:style-name="P20">F16(#<text:span text:style-name="T18">festival</text:span>, <text:span text:style-name="T18">cuil_musico</text:span>, #<text:span text:style-name="T18">banda</text:span>, #<text:span text:style-name="T18">tema</text:span>)</text:p>
      <text:p text:style-name="P20"/>
      <text:p text:style-name="P20">Salmos 3 dm’s y queda una última trivial por Union = R.</text:p>
      <text:p text:style-name="P34"><text:bookmark text:name="_6gm04hrdjab5"/>Modelo final en 4FN (tablas resultantes)</text:p>
      <text:list text:style-name="WWNum7">
        <text:list-item>
          <text:p text:style-name="P46"><text:span text:style-name="T16">F1</text:span>(#<text:span text:style-name="T18">festival</text:span>, denominacion_festival, localidad)</text:p>
        </text:list-item>
        <text:list-item>
          <text:p text:style-name="P47"><text:span text:style-name="T16">F3</text:span>(#<text:span text:style-name="T18">banda</text:span>, nombre_banda, estilo_musical)</text:p>
        </text:list-item>
        <text:list-item>
          <text:p text:style-name="P47"><text:span text:style-name="T16">F5</text:span>(<text:span text:style-name="T18">cuil_musico</text:span>, nombre_musico, fecha_nacimiento)</text:p>
        </text:list-item>
        <text:list-item>
          <text:p text:style-name="P47"><text:span text:style-name="T16">F7</text:span>(<text:span text:style-name="T18">#festival, #banda, #tema</text:span>, nombre_tema, duración)</text:p>
        </text:list-item>
        <text:list-item>
          <text:p text:style-name="P47"><text:span text:style-name="T16">F9</text:span><text:span text:style-name="T18">(#festival, #banda, #tema, cuil_musico</text:span>, instrumento)</text:p>
        </text:list-item>
        <text:list-item>
          <text:p text:style-name="P47"><text:span text:style-name="T16">F11</text:span>(#<text:span text:style-name="T18">festival, cuil_auspiciante</text:span>)</text:p>
        </text:list-item>
        <text:list-item>
          <text:p text:style-name="P47"><text:span text:style-name="T16">F13</text:span>(<text:span text:style-name="T18">#festival, url_plataforma_entradas</text:span>)</text:p>
        </text:list-item>
        <text:list-item>
          <text:p text:style-name="P47"><text:span text:style-name="T16">F15</text:span>(<text:span text:style-name="T18">#festival, #sponsor</text:span>)</text:p>
        </text:list-item>
        <text:list-item>
          <text:p text:style-name="P48"><text:span text:style-name="T16">F16</text:span>(<text:span text:style-name="T18">#festival, cuil_musico, #banda, #tema</text:span>)</text:p>
        </text:list-item>
      </text:list>
      <text:p text:style-name="P18"><text:bookmark text:name="_b21jaealn41s"/>9. </text:p>
      <text:p text:style-name="P20">TORNEOS (#torneo, nombre_torneo, año, #equipo, nombre_equipo, estadio_equipo, puesto, #reglamentacion, descripcion, #auspiciante)</text:p>
      <text:p text:style-name="P20">● De cada torneo, se conoce su identificador (#torneo, único en el sistema) y un nombre.</text:p>
      <text:p text:style-name="P20">Un mismo torneo tiene diferentes ediciones, cada edición se realiza en un año</text:p>
      <text:p text:style-name="P20">determinado y el mismo torneo no puede repetirse el mismo año. En un año pueden realizarse varios torneos.</text:p>
      <text:p text:style-name="P20">● Cada edición de un torneo tiene diferentes auspiciantes, identificados por #auspiciante (único en el sistema).</text:p>
      <text:p text:style-name="P20">● En cada edición de un torneo participan varios equipos. De cada equipo se conoce su nombre, su estadio y su #equipo, que no se repite para diferentes equipos.</text:p>
      <text:p text:style-name="P20">● Cada equipo finaliza una edición de un torneo en un puesto. Dos o más equipos no pueden finalizar en un mismo puesto.</text:p>
      <text:p text:style-name="P20">● Además, se conoce un conjunto de reglamentaciones, identificadas por</text:p>
      <text:p text:style-name="P20">#reglamentación, aplicables a estos torneos.</text:p>
      <text:p text:style-name="P20"/>
      <text:p text:style-name="P20">df’s:</text:p>
      <text:list xml:id="list120643548272499" text:continue-list="list120645153708501" text:style-name="WWNum9">
        <text:list-item>
          <text:p text:style-name="P38">#torneo -&gt; nombre_torneo</text:p>
        </text:list-item>
        <text:list-item>
          <text:p text:style-name="P38">#equipo -&gt; nombre_equipo, estadio_equipo</text:p>
        </text:list-item>
        <text:list-item>
          <text:p text:style-name="P38">#torneo, #año, #equipo -&gt; puesto</text:p>
        </text:list-item>
        <text:list-item>
          <text:p text:style-name="P38">#reglamentación → descripción</text:p>
        </text:list-item>
        <text:list-item>
          <text:p text:style-name="P38">#torneo, #año, puesto -&gt; equipo</text:p>
        </text:list-item>
      </text:list>
      <text:p text:style-name="P21"/>
      <text:p text:style-name="P21">cc: {#torneo, #año, #equipo, #auspiciante, #reglamentación}</text:p>
      <text:p text:style-name="P20">cc: {#torneo, #año, puesto, #auspiciante, #reglamentación}</text:p>
      <text:p text:style-name="P21"/>
      <text:p text:style-name="P21"><text:soft-page-break/>La relación TORNEOS no está en BCNF: por la df 4</text:p>
      <text:p text:style-name="P21"/>
      <text:p text:style-name="P33"><text:bookmark text:name="_6qfr8ahn5e6y"/>Iteración 1</text:p>
      <text:p text:style-name="P21">F1(#<text:span text:style-name="T18">reglamentación</text:span>, descripción)</text:p>
      <text:p text:style-name="P20">F2(#<text:span text:style-name="T18">torneo</text:span>, nombre_torneo, <text:span text:style-name="T18">año</text:span>, #<text:span text:style-name="T18">equipo</text:span>, nombre_equipo, estadio_equipo, puesto, #<text:span text:style-name="T18">reglamentacion</text:span>, #<text:span text:style-name="T18">auspiciante</text:span>)</text:p>
      <text:p text:style-name="P20"/>
      <text:list text:style-name="WWNum31">
        <text:list-item>
          <text:p text:style-name="P49">BCNF (F1): en F1(#reglamentación, descripción) el determinante #reglamentación es superclave.</text:p>
        </text:list-item>
        <text:list-item>
          <text:p text:style-name="P49">Sin pérdida: F1∩F2 = {#reglamentación} y #reglamentación es clave de F1.</text:p>
        </text:list-item>
      </text:list>
      <text:p text:style-name="P20"/>
      <text:p text:style-name="P21">No se perdieron datos, F1 está BCNF, F2 no por la df 3.</text:p>
      <text:p text:style-name="P21"/>
      <text:p text:style-name="P33"><text:bookmark text:name="_4ucd2sthyk9q"/>Iteración 2</text:p>
      <text:p text:style-name="P21"/>
      <text:p text:style-name="P20">F3(<text:span text:style-name="T18">#torneo, #año, #equipo, </text:span>puesto)</text:p>
      <text:p text:style-name="P20">F4(#<text:span text:style-name="T18">torneo</text:span>, nombre_torneo, <text:span text:style-name="T18">año</text:span>, #<text:span text:style-name="T18">equipo</text:span>, nombre_equipo, estadio_equipo, #<text:span text:style-name="T18">reglamentacion</text:span>, #<text:span text:style-name="T18">auspiciante</text:span>)</text:p>
      <text:p text:style-name="P20"/>
      <text:p text:style-name="P20"/>
      <text:list text:style-name="WWNum45">
        <text:list-item>
          <text:p text:style-name="P50">BCNF (F3): en F3(#torneo, año, #equipo, puesto) tenés {#torneo, año, #equipo}→puesto y {#torneo, año, puesto}→#equipo (DF5); ambos determinantes son claves ⇒ BCNF.</text:p>
        </text:list-item>
        <text:list-item>
          <text:p text:style-name="P50">Sin pérdida: F3∩F4 = {#torneo, año, #equipo} y es clave de F3.</text:p>
        </text:list-item>
      </text:list>
      <text:p text:style-name="P20"/>
      <text:p text:style-name="P20">No se perdieron datos, ni df’s (df5 se sigue cumpliendo en f3 asi como df3 y son triviales), pero creo que no se puede hacer nada.</text:p>
      <text:p text:style-name="P20"/>
      <text:p text:style-name="P20">F4 no está en BCNF por df2</text:p>
      <text:p text:style-name="P33"><text:bookmark text:name="_z2oqi6utjo2a"/>Iteración 3</text:p>
      <text:p text:style-name="P20"/>
      <text:p text:style-name="P20">F5(#<text:span text:style-name="T18">equipo</text:span>, nombre_equipo, estadio_equipo)</text:p>
      <text:p text:style-name="P20">F6(#<text:span text:style-name="T18">torneo</text:span>, nombre_torneo, <text:span text:style-name="T18">año</text:span>, #<text:span text:style-name="T18">equipo</text:span>, #<text:span text:style-name="T18">reglamentacion</text:span>, #<text:span text:style-name="T18">auspiciante</text:span>)</text:p>
      <text:p text:style-name="P20"/>
      <text:list text:style-name="WWNum13">
        <text:list-item>
          <text:p text:style-name="P51">BCNF (F5): en F5(#equipo, nombre_equipo, estadio_equipo) el determinante #equipo es superclave.</text:p>
        </text:list-item>
        <text:list-item>
          <text:p text:style-name="P51">Sin pérdida: F5∩F6 = {#equipo} y #equipo es clave de F5.</text:p>
        </text:list-item>
      </text:list>
      <text:p text:style-name="P20"/>
      <text:p text:style-name="P20">F6 no esta en BCNF por df1</text:p>
      <text:p text:style-name="P20"/>
      <text:p text:style-name="P33"><text:bookmark text:name="_s5y2k0ebjxl1"/><text:soft-page-break/>Iteración 4</text:p>
      <text:p text:style-name="P20"/>
      <text:p text:style-name="P20">F7(#<text:span text:style-name="T18">torneo</text:span>, nombre_torneo)</text:p>
      <text:p text:style-name="P20">F8(#<text:span text:style-name="T18">torneo</text:span>, <text:span text:style-name="T18">año</text:span>, #<text:span text:style-name="T18">equipo</text:span>, #<text:span text:style-name="T18">reglamentacion</text:span>, #<text:span text:style-name="T18">auspiciante</text:span>)</text:p>
      <text:p text:style-name="P20">F7 y F8 están en BCNF.</text:p>
      <text:p text:style-name="P20"/>
      <text:list text:style-name="WWNum4">
        <text:list-item>
          <text:p text:style-name="P52">BCNF (F7): en F7(#torneo, nombre_torneo) el determinante #torneo es superclave.</text:p>
        </text:list-item>
        <text:list-item>
          <text:p text:style-name="P52">BCNF (F8): F8(#torneo, año, #equipo, #reglamentación, #auspiciante) no proyecta DFs no triviales ⇒ BCNF.</text:p>
        </text:list-item>
        <text:list-item>
          <text:p text:style-name="P52">Sin pérdida: F7∩F8 = {#torneo} y #torneo es clave de F7.</text:p>
        </text:list-item>
      </text:list>
      <text:p text:style-name="P20"/>
      <text:p text:style-name="P20">DM’s:</text:p>
      <text:p text:style-name="P20">#torneo <text:s/>-&gt;&gt; #reglamentación</text:p>
      <text:p text:style-name="P20">#torneo, año -&gt;&gt; #equipo</text:p>
      <text:p text:style-name="P20">#torneo, año <text:s/>-&gt;&gt; #auspiciante</text:p>
      <text:p text:style-name="P20"/>
      <text:p text:style-name="P20"/>
      <text:p text:style-name="P20">F8 no está en 4FN porque tiene DM no triviales.</text:p>
      <text:p text:style-name="P20">F9(#<text:span text:style-name="T18">torneo</text:span>, #<text:span text:style-name="T18">reglamentación</text:span>)</text:p>
      <text:p text:style-name="P20">F10(#<text:span text:style-name="T18">torneo</text:span>, <text:span text:style-name="T18">año</text:span>, #<text:span text:style-name="T18">equipo</text:span>, #<text:span text:style-name="T18">auspiciante</text:span>)</text:p>
      <text:p text:style-name="P20"/>
      <text:p text:style-name="P20">F10 no está en 4FN porque tiene DM no triviales.</text:p>
      <text:p text:style-name="P20">F11(#<text:span text:style-name="T18">torneo</text:span>, #<text:span text:style-name="T18">año</text:span>, #<text:span text:style-name="T18">equipo</text:span>)</text:p>
      <text:p text:style-name="P20">F12(#<text:span text:style-name="T18">torneo</text:span>, <text:span text:style-name="T18">año</text:span>, #<text:span text:style-name="T18">auspiciante</text:span>)</text:p>
      <text:p text:style-name="P20">Todo está en BCNF y al no tener DM no triviales, en 4FN <text:s/>.</text:p>
      <text:p text:style-name="P20"/>
      <text:list text:style-name="WWNum27">
        <text:list-item>
          <text:p text:style-name="P53">Resumen:<text:line-break/><text:span text:style-name="T16">F1</text:span>(#<text:span text:style-name="T18">reglamentación</text:span>, descripción)</text:p>
        </text:list-item>
        <text:list-item>
          <text:p text:style-name="P53"><text:span text:style-name="T16">F3</text:span>(#<text:span text:style-name="T18">torneo</text:span>, <text:span text:style-name="T18">año</text:span>, #equipo, puesto)</text:p>
        </text:list-item>
        <text:list-item>
          <text:p text:style-name="P53"><text:span text:style-name="T16">F5</text:span>(#<text:span text:style-name="T18">equipo</text:span>, nombre_equipo, estadio_equipo)</text:p>
        </text:list-item>
        <text:list-item>
          <text:p text:style-name="P53"><text:span text:style-name="T16">F7</text:span>(#<text:span text:style-name="T18">torneo</text:span>, nombre_torneo)</text:p>
        </text:list-item>
        <text:list-item>
          <text:p text:style-name="P53"><text:span text:style-name="T16">F9</text:span>(#<text:span text:style-name="T18">torneo</text:span>, #<text:span text:style-name="T18">reglamentación</text:span>)</text:p>
        </text:list-item>
        <text:list-item>
          <text:p text:style-name="P53"><text:span text:style-name="T16">F11</text:span>(#<text:span text:style-name="T18">torneo</text:span>, <text:span text:style-name="T18">año</text:span>, #<text:span text:style-name="T18">equipo</text:span>)</text:p>
        </text:list-item>
        <text:list-item>
          <text:p text:style-name="P53"><text:span text:style-name="T16">F12</text:span>(#<text:span text:style-name="T18">torneo</text:span>, <text:span text:style-name="T18">año</text:span>, #<text:span text:style-name="T18">auspiciante</text:span>)</text:p>
        </text:list-item>
      </text:list>
      <text:p text:style-name="P18"><text:bookmark text:name="_wrhfc6gjk2f5"/>10.</text:p>
      <text:p text:style-name="P20">DISPOSITIVOS (marca_id, descripMarca, modelo_id, descripModelo, equipo_tipo_id, descripEquipoTipo, nombreEmpresa, cuit, direcciónEmpresa, usuario_id, apyn, direcciónUsuario, cuil, plan_id, descripPlan, importe, equipo_id, imei, fec_alta, fec_baja, observaciones, línea_id, fec_alta_linea, fec_baja_linea)</text:p>
      <text:p text:style-name="P20">Donde:</text:p>
      <text:p text:style-name="P20">● Para cada equipo interesa conocer su tipo, modelo, imei, fecha en que se dio de alta, fecha en que se da de baja y las observaciones que sean necesarias.</text:p>
      <text:p text:style-name="P20">● De cada marca se conoce su descripción</text:p>
      <text:p text:style-name="P20"><text:soft-page-break/>● De cada modelo se conoce su descripción y a qué marca pertenece.</text:p>
      <text:p text:style-name="P20">● Para cada plan, se registra qué empresa lo brinda, descripción e importe del mismo.</text:p>
      <text:p text:style-name="P20">● Para cada tipo de equipo se conoce la descripción</text:p>
      <text:p text:style-name="P20">● Para cada empresa se registra el nombre, cuit y dirección</text:p>
      <text:p text:style-name="P20">● De cada usuario se registra su nombre y apellido, número de documento, dirección y CUIL</text:p>
      <text:p text:style-name="P20">● Para cada línea se necesita registrar qué plan posee, la fecha de alta de la línea, la fecha de baja, el equipo que la posee y el usuario de la misma</text:p>
      <text:p text:style-name="P20"/>
      <text:list text:continue-list="list120643548272499" text:style-name="WWNum9">
        <text:list-item>
          <text:p text:style-name="P38">equipo_id → imei, fec_alta, fec_baja, modelo_id, equipo_tipo_id</text:p>
        </text:list-item>
        <text:list-item>
          <text:p text:style-name="P38">marca_id -&gt; descripMarca</text:p>
        </text:list-item>
        <text:list-item>
          <text:p text:style-name="P38">modelo_id -&gt; descripModelo, marca_id</text:p>
        </text:list-item>
        <text:list-item>
          <text:p text:style-name="P38">plan_id -&gt; descripPlan, importe, cuit</text:p>
        </text:list-item>
        <text:list-item>
          <text:p text:style-name="P38">equipo_tipo_id -&gt; descripEquipoTipo</text:p>
        </text:list-item>
        <text:list-item>
          <text:p text:style-name="P38">cuit -&gt; nombreEmpresa, direcciónEmpresa</text:p>
        </text:list-item>
        <text:list-item>
          <text:p text:style-name="P38">usuario_id -&gt; apyn (apellido y nombre), direcciónUsuario, cuil</text:p>
        </text:list-item>
        <text:list-item>
          <text:p text:style-name="P38">linea_id → plan_id, equipo_id, usuario_id, fec_alta_linea, fec_baja_linea</text:p>
        </text:list-item>
      </text:list>
      <text:p text:style-name="P20">Otras df’s que son equivalentes a algunas de arriba:</text:p>
      <text:list text:continue-numbering="true" text:style-name="WWNum9">
        <text:list-item>
          <text:p text:style-name="P38">cuil -&gt; apyn, direcciónUsuario, usuario_id</text:p>
        </text:list-item>
        <text:list-item>
          <text:p text:style-name="P38">línea_id -&gt; plan_id, fec_alta_linea, fec_baja_linea, equipo_id, usuario_id</text:p>
        </text:list-item>
        <text:list-item>
          <text:p text:style-name="P38">línea_id -&gt; plan_id, fec_alta_linea, fec_baja_linea, equipo_id, cuil</text:p>
        </text:list-item>
      </text:list>
      <text:p text:style-name="P20"/>
      <text:p text:style-name="P20">CC { linea_id, observaciones }</text:p>
      <text:p text:style-name="P20"/>
      <text:p text:style-name="P20">Dependencias de DF’s -&gt;</text:p>
      <text:p text:style-name="P22">1 depende de 3 y de 5</text:p>
      <text:p text:style-name="P22">2 de nada</text:p>
      <text:p text:style-name="P22">3 de 2</text:p>
      <text:p text:style-name="P22">4 de 6</text:p>
      <text:p text:style-name="P22">5 de nada</text:p>
      <text:p text:style-name="P22">6 de nada</text:p>
      <text:p text:style-name="P22">7 de nada</text:p>
      <text:p text:style-name="P22">8 de 4 y 1 y 7</text:p>
      <text:p text:style-name="P20"/>
      <text:p text:style-name="P20">DISPOSITIVOS <text:s/>no está en BCNF porque tiene df no superclaves.</text:p>
      <text:p text:style-name="P20">Df 2</text:p>
      <text:p text:style-name="P33"><text:bookmark text:name="_hwrc8fwv1vzf"/>Iteración 1</text:p>
      <text:p text:style-name="P20">F1(marca_id, <text:s/>descripMarca)</text:p>
      <text:p text:style-name="P20">F2(<text:span text:style-name="T16">marca_id</text:span>, modelo_id, descripModelo, equipo_tipo_id, descripEquipoTipo, nombreEmpresa, cuit, direcciónEmpresa, usuario_id, apyn, direcciónUsuario, cuil, plan_id, descripPlan, importe, equipo_id, imei, fec_alta, fec_baja, <text:span text:style-name="T18">observaciones</text:span>, <text:span text:style-name="T18">línea_id</text:span>, fec_alta_linea, fec_baja_linea)</text:p>
      <text:p text:style-name="P20"/>
      <text:list text:style-name="WWNum47">
        <text:list-item>
          <text:p text:style-name="P54">BCNF (F1): en F1(marca_id, descripMarca) el determinante marca_id es superclave.</text:p>
        </text:list-item>
        <text:list-item>
          <text:p text:style-name="P54"><text:soft-page-break/>Sin pérdida: F1∩F2 = {marca_id} y marca_id es clave de F1.</text:p>
        </text:list-item>
      </text:list>
      <text:p text:style-name="P20"/>
      <text:p text:style-name="P20">DF3</text:p>
      <text:p text:style-name="P33"><text:bookmark text:name="_qon1ls9etoxp"/>Iteración 2</text:p>
      <text:p text:style-name="P20"/>
      <text:p text:style-name="P20">F3(<text:span text:style-name="T18">modelo_id</text:span>, descripModelo, marca_id)</text:p>
      <text:p text:style-name="P20">F4(<text:span text:style-name="T16">modelo_id</text:span>, equipo_tipo_id, descripEquipoTipo, nombreEmpresa, cuit, direcciónEmpresa, usuario_id, apyn, direcciónUsuario, cuil, plan_id, descripPlan, importe, equipo_id, imei, fec_alta, fec_baja, <text:span text:style-name="T18">observaciones</text:span>, <text:span text:style-name="T18">línea_id</text:span>, fec_alta_linea, fec_baja_linea)</text:p>
      <text:p text:style-name="P20"/>
      <text:list text:style-name="WWNum32">
        <text:list-item>
          <text:p text:style-name="P55">BCNF (F3): en F3(modelo_id, descripModelo, marca_id) modelo_id es superclave.</text:p>
        </text:list-item>
        <text:list-item>
          <text:p text:style-name="P55">Sin pérdida: F3∩F4 = {modelo_id} y modelo_id es clave de F3.</text:p>
        </text:list-item>
      </text:list>
      <text:p text:style-name="P20"/>
      <text:p text:style-name="P20"/>
      <text:p text:style-name="P20">DF5 </text:p>
      <text:p text:style-name="P33"><text:bookmark text:name="_lh4381l0m31e"/>Iteración 3</text:p>
      <text:p text:style-name="P20"/>
      <text:p text:style-name="P20">F5(<text:span text:style-name="T18">equipo_tipo_id</text:span>, descripEquipoTipo)</text:p>
      <text:p text:style-name="P20">F6(<text:span text:style-name="T16">modelo_id</text:span>, <text:span text:style-name="T16">equipo_tipo_id</text:span>, nombreEmpresa, cuit, direcciónEmpresa, usuario_id, apyn, direcciónUsuario, cuil, plan_id, descripPlan, importe, equipo_id, imei, fec_alta, fec_baja, <text:span text:style-name="T18">observaciones</text:span>, <text:span text:style-name="T18">línea_id</text:span>, fec_alta_linea, fec_baja_linea)</text:p>
      <text:p text:style-name="P20"/>
      <text:list text:style-name="WWNum28">
        <text:list-item>
          <text:p text:style-name="P56">BCNF (F5): en F5(equipo_tipo_id, descripEquipoTipo) equipo_tipo_id es superclave.</text:p>
        </text:list-item>
        <text:list-item>
          <text:p text:style-name="P56">Sin pérdida: F5∩F6 = {equipo_tipo_id} y equipo_tipo_id es clave de F5.</text:p>
        </text:list-item>
      </text:list>
      <text:p text:style-name="P20"/>
      <text:p text:style-name="P20">DF1</text:p>
      <text:p text:style-name="P33"><text:bookmark text:name="_382bl3f27yp1"/>Iteración 4</text:p>
      <text:p text:style-name="P20"/>
      <text:p text:style-name="P20">F7(<text:span text:style-name="T18">equipo_id</text:span>, imei, fec_alta, fec_baja, modelo_id, equipo_tipo_id)</text:p>
      <text:p text:style-name="P20">F8(nombreEmpresa, cuit, direcciónEmpresa, usuario_id, apyn, direcciónUsuario, cuil, plan_id, descripPlan, importe, <text:span text:style-name="T16">equipo_id</text:span>, <text:span text:style-name="T18">observaciones</text:span>, <text:span text:style-name="T18">línea_id</text:span>, fec_alta_linea, fec_baja_linea)</text:p>
      <text:p text:style-name="P20"/>
      <text:list text:style-name="WWNum23">
        <text:list-item>
          <text:p text:style-name="P57">BCNF (F7): en F7(equipo_id, imei, fec_alta, fec_baja, modelo_id, equipo_tipo_id) equipo_id es superclave.</text:p>
        </text:list-item>
        <text:list-item>
          <text:p text:style-name="P57">Sin pérdida: F7∩F8 = {equipo_id} y equipo_id es clave de F7.</text:p>
        </text:list-item>
      </text:list>
      <text:p text:style-name="P20"/>
      <text:p text:style-name="P20">DF6</text:p>
      <text:p text:style-name="P33"><text:bookmark text:name="_9g99pfi3bj5r"/>Iteración 5</text:p>
      <text:p text:style-name="P20"/>
      <text:p text:style-name="P20"><text:soft-page-break/>F9(cuit, nombreEmpresa, direcciónEmpresa)</text:p>
      <text:p text:style-name="P20">F10(<text:span text:style-name="T16">cuit</text:span>, usuario_id, apyn, direcciónUsuario, cuil, plan_id, descripPlan, importe, <text:span text:style-name="T16">equipo_id</text:span>, <text:span text:style-name="T18">observaciones</text:span>, <text:span text:style-name="T18">línea_id</text:span>, fec_alta_linea, fec_baja_linea)</text:p>
      <text:p text:style-name="P20"/>
      <text:list text:style-name="WWNum43">
        <text:list-item>
          <text:p text:style-name="P58">BCNF (F9): en F9(cuit, nombreEmpresa, direcciónEmpresa) cuit es superclave.</text:p>
        </text:list-item>
        <text:list-item>
          <text:p text:style-name="P58">Sin pérdida: F9∩F10 = {cuit} y cuit es clave de F9.</text:p>
        </text:list-item>
      </text:list>
      <text:p text:style-name="P20"/>
      <text:p text:style-name="P20"/>
      <text:p text:style-name="P20">DF4</text:p>
      <text:p text:style-name="P33"><text:bookmark text:name="_5clu3caza01k"/>Iteración 6</text:p>
      <text:p text:style-name="P20"/>
      <text:p text:style-name="P20">F11(<text:span text:style-name="T18">plan_id</text:span>, descripPlan, importe, cuit)</text:p>
      <text:p text:style-name="P20">F12(usuario_id, apyn, direcciónUsuario, cuil, <text:span text:style-name="T16">plan_id</text:span>, <text:span text:style-name="T16">equipo_id</text:span>, <text:span text:style-name="T18">observaciones</text:span>, <text:span text:style-name="T18">línea_id</text:span>, fec_alta_linea, fec_baja_linea)</text:p>
      <text:p text:style-name="P20"/>
      <text:list text:style-name="WWNum2">
        <text:list-item>
          <text:p text:style-name="P59">BCNF (F11): en F11(plan_id, descripPlan, importe, cuit) plan_id es superclave.</text:p>
        </text:list-item>
        <text:list-item>
          <text:p text:style-name="P59">Sin pérdida: F11∩F12 = {plan_id} y plan_id es clave de F11.</text:p>
        </text:list-item>
      </text:list>
      <text:p text:style-name="P20"/>
      <text:p text:style-name="P20"/>
      <text:p text:style-name="P20">DF7</text:p>
      <text:p text:style-name="P33"><text:bookmark text:name="_ijkz0ls0acb6"/>Iteración 7</text:p>
      <text:p text:style-name="P20"/>
      <text:p text:style-name="P20">F13(<text:span text:style-name="T18">usuario_id</text:span>, apyn, direcciónUsuario, cuil)</text:p>
      <text:p text:style-name="P20">F14(<text:span text:style-name="T16">usuario_id</text:span>, <text:span text:style-name="T16">plan_id</text:span>, <text:span text:style-name="T16">equipo_id</text:span>, <text:span text:style-name="T18">observaciones</text:span>, <text:span text:style-name="T18">línea_id</text:span>, fec_alta_linea, fec_baja_linea)</text:p>
      <text:p text:style-name="P20"/>
      <text:list text:style-name="WWNum19">
        <text:list-item>
          <text:p text:style-name="P60">BCNF (F13): en F13(usuario_id, apyn, direcciónUsuario, cuil) usuario_id es superclave.</text:p>
        </text:list-item>
        <text:list-item>
          <text:p text:style-name="P60">Sin pérdida: F13∩F14 = {usuario_id} y usuario_id es clave de F13.</text:p>
        </text:list-item>
      </text:list>
      <text:p text:style-name="P20"/>
      <text:p text:style-name="P20">DF8</text:p>
      <text:p text:style-name="P20"/>
      <text:p text:style-name="P33"><text:bookmark text:name="_pp515mk5jv0t"/>Iteración 8</text:p>
      <text:p text:style-name="P20"/>
      <text:p text:style-name="P20">F15(<text:span text:style-name="T18">linea_id</text:span>, plan_id, equipo_id, usuario_id, fec_alta_linea, fec_baja_linea)</text:p>
      <text:p text:style-name="P20">F16(<text:span text:style-name="T18">observaciones</text:span>, <text:span text:style-name="T18">línea_id</text:span>)</text:p>
      <text:p text:style-name="P20"/>
      <text:p text:style-name="P20">El esquema esta en BCNF.</text:p>
      <text:list text:style-name="WWNum11">
        <text:list-item>
          <text:p text:style-name="P61">BCNF (F15): en F15(línea_id, plan_id, equipo_id, usuario_id, fec_alta_linea, fec_baja_linea) línea_id es superclave.</text:p>
        </text:list-item>
        <text:list-item>
          <text:p text:style-name="P61">BCNF (F16): F16(observaciones, línea_id) no tiene DF no trivial con determinante no-superclave (no hay DF dada de línea_id → observaciones), por lo que no viola BCNF.</text:p>
        </text:list-item>
        <text:list-item>
          <text:p text:style-name="P61"><text:soft-page-break/>Sin pérdida: F15∩F16 = {línea_id} y línea_id es clave de F15.</text:p>
        </text:list-item>
      </text:list>
      <text:p text:style-name="P20"/>
      <text:p text:style-name="P20">Hay una DM:<text:line-break/></text:p>
      <text:p text:style-name="P21">equipo_id -&gt;&gt; observaciones</text:p>
      <text:p text:style-name="P21"/>
      <text:p text:style-name="P21">Problema, por como lo hice no es posible, existe la posibilidad que las observaciones sean un campo de texto así nomás y esto no se tenga que hacer.</text:p>
      <text:p text:style-name="P21"/>
      <text:p text:style-name="P21">Así como esta quedó roto, si no están las observaciones, la df8 no hay que hacerla y queda todo lindo de una con la descomposición previa. (Hasta F14).</text:p>
      <text:list text:style-name="WWNum15">
        <text:list-item>
          <text:p text:style-name="P62">F1(<text:span text:style-name="T18">marca_id</text:span>, descripMarca)</text:p>
        </text:list-item>
        <text:list-item>
          <text:p text:style-name="P62">F3(<text:span text:style-name="T18">modelo_id</text:span>, descripModelo, marca_id)<text:line-break/></text:p>
        </text:list-item>
        <text:list-item>
          <text:p text:style-name="P62">F5(<text:span text:style-name="T18">equipo_tipo_id</text:span>, descripEquipoTipo)</text:p>
        </text:list-item>
        <text:list-item>
          <text:p text:style-name="P62">F7(<text:span text:style-name="T18">equipo_id</text:span>, imei, fec_alta, fec_baja, modelo_id, equipo_tipo_id)<text:line-break/>F9(<text:span text:style-name="T18">cuit</text:span>, nombreEmpresa, direcciónEmpresa)</text:p>
        </text:list-item>
        <text:list-item>
          <text:p text:style-name="P62">F11(<text:span text:style-name="T18">plan_id</text:span>, descripPlan, importe, cuit)</text:p>
        </text:list-item>
        <text:list-item>
          <text:p text:style-name="P62">F13(<text:span text:style-name="T18">usuario_id</text:span>, apyn, direcciónUsuario, cuil)</text:p>
        </text:list-item>
        <text:list-item>
          <text:p text:style-name="P62">F14(usuario_id, plan_id, equipo_id, <text:span text:style-name="T18">observaciones</text:span>, <text:span text:style-name="T18">línea_id</text:span>, fec_alta_linea, fec_baja_linea)</text:p>
        </text:list-item>
      </text:list>
      <text:p text:style-name="P18"><text:bookmark text:name="_3mwpzlterne1"/>11. </text:p>
      <text:p text:style-name="P20">ORGANIZACION_EVENTOS (#evento, fecha_evento, motivo_evento, #salon,</text:p>
      <text:p text:style-name="P20">nombre_salon, #grupo, nombre_grupo, nro_integrantes_grupo, #organizador,</text:p>
      <text:p text:style-name="P20">nombre_organizador, telefono_organizador, años_exp_organizador, #persona_staff, nombre_persona_staff, telefono_persona_staff, rol_persona_staff)</text:p>
      <text:p text:style-name="P20">Donde:</text:p>
      <text:p text:style-name="P20">● De cada evento se conoce un identificador, que es único, la fecha, el motivo, el salón de fiestas donde se desarrollará y el grupo que tocará en el mismo.</text:p>
      <text:p text:style-name="P20">● De cada salón de fiestas posible se conoce un número identificador, único en el sistema y su nombre.</text:p>
      <text:p text:style-name="P20">● De los grupos se conoce un identificador (único) su nombre y la cantidad de integrantes que lo conforman. Además, se sabe que cada grupo de los registrados en el sistema tiene un contrato de exclusividad con un único organizador.</text:p>
      <text:p text:style-name="P20">● De los organizadores se conoce su nombre, teléfono y los años de experiencia que lleva en su trabajo. También tiene asociado un número que lo identifica.</text:p>
      <text:p text:style-name="P20">● Cada organizador tiene contrato con muchos grupos, sin embargo este solo organiza cada una de sus fechas disponibles con un único grupo, que será el que toque la noche del evento.</text:p>
      <text:p text:style-name="P20">● Cada evento contrata a una serie de personas que serán el staff del mismo. De cada uno de estos se conoce un identificador, único en el sistema, el nombre, el teléfono y el rol que ocupa.</text:p>
      <text:p text:style-name="P20"/>
      <text:list xml:id="list1962724651" text:style-name="WWNum24">
        <text:list-item>
          <text:p text:style-name="P63"><text:soft-page-break/>#evento -&gt; fecha_evento, motivo_evento, #salon, #grupo</text:p>
        </text:list-item>
        <text:list-item>
          <text:p text:style-name="P63">#salon -&gt; nombre_salon</text:p>
        </text:list-item>
        <text:list-item>
          <text:p text:style-name="P63">#grupo -&gt; nombre_grupo, nro_integrantes_grupo, #organizador</text:p>
        </text:list-item>
        <text:list-item>
          <text:p text:style-name="P63">#organizador -&gt; nombre_organizador, telefono_organizador, años_exp_organizador</text:p>
        </text:list-item>
        <text:list-item>
          <text:p text:style-name="P63">#organizador, fecha_evento-&gt; #grupo</text:p>
        </text:list-item>
        <text:list-item>
          <text:p text:style-name="P63">#persona_staff -&gt; nombre_persona_staff, telefono_persona_staff, rol_persona_staff</text:p>
        </text:list-item>
      </text:list>
      <text:p text:style-name="P21"/>
      <text:p text:style-name="P21">CC {#evento, #persona_staff }</text:p>
      <text:p text:style-name="P20"/>
      <text:p text:style-name="P64">ORGANIZACIÓN_EVENTOS no está en BCNF ya que tiene df no superclaves, por ejemplo:</text:p>
      <text:p text:style-name="P65"><text:bookmark text:name="_78fdyig45469"/><text:line-break/>Iteración 1</text:p>
      <text:p text:style-name="P20">df2</text:p>
      <text:p text:style-name="P20">F1( #<text:span text:style-name="T18">salon</text:span>, nombre_salon)</text:p>
      <text:p text:style-name="P20">F2(#<text:span text:style-name="T18">evento</text:span>, fecha_evento, motivo_evento, #salon, #grupo, nombre_grupo, nro_integrantes_grupo, #organizador, nombre_organizador, telefono_organizador, años_exp_organizador, #<text:span text:style-name="T18">persona_staff</text:span>, nombre_persona_staff, telefono_persona_staff, rol_persona_staff)</text:p>
      <text:p text:style-name="P20"/>
      <text:list text:style-name="WWNum1">
        <text:list-item>
          <text:p text:style-name="P66">BCNF (F3): en F3(#organizador, nombre_organizador, telefono_organizador, años_exp_organizador) #organizador es superclave.</text:p>
        </text:list-item>
        <text:list-item>
          <text:p text:style-name="P66">Sin pérdida: intersección {#organizador} es clave de F3.</text:p>
        </text:list-item>
      </text:list>
      <text:p text:style-name="P33"><text:bookmark text:name="_oa898r4qtik2"/><text:line-break/>Iteración 2</text:p>
      <text:p text:style-name="P20"/>
      <text:p text:style-name="P20">df4 </text:p>
      <text:p text:style-name="P20">F3( #<text:span text:style-name="T18">organizador</text:span>, nombre_organizador, telefono_organizador, años_exp_organizador)</text:p>
      <text:p text:style-name="P20">F4(#<text:span text:style-name="T18">evento</text:span>, fecha_evento, motivo_evento, #salon, #grupo, nombre_grupo, nro_integrantes_grupo, #organizador, #<text:span text:style-name="T18">persona_staff</text:span>, nombre_persona_staff, telefono_persona_staff, rol_persona_staff)</text:p>
      <text:p text:style-name="P20"/>
      <text:list text:style-name="WWNum25">
        <text:list-item>
          <text:p text:style-name="P67">BCNF (F5): en F5(#persona_staff, nombre_persona_staff, telefono_persona_staff, rol_persona_staff) #persona_staff es superclave.</text:p>
        </text:list-item>
        <text:list-item>
          <text:p text:style-name="P67">Sin pérdida: intersección {#persona_staff} es clave de F5.</text:p>
        </text:list-item>
      </text:list>
      <text:p text:style-name="P33"><text:bookmark text:name="_qiu3t8x5uhsj"/><text:line-break/>Iteración 3</text:p>
      <text:p text:style-name="P20"/>
      <text:p text:style-name="P20">df6</text:p>
      <text:p text:style-name="P20">F5(#<text:span text:style-name="T18">persona_staff</text:span>, nombre_persona_staff, telefono_persona_staff, rol_persona_staff)</text:p>
      <text:p text:style-name="P20">F6(#<text:span text:style-name="T18">evento</text:span>, fecha_evento, motivo_evento, #salon, #grupo, nombre_grupo, nro_integrantes_grupo, #organizador, #<text:span text:style-name="T18">persona_staff</text:span>)</text:p>
      <text:p text:style-name="P20"><text:soft-page-break/></text:p>
      <text:list text:style-name="WWNum14">
        <text:list-item>
          <text:p text:style-name="P68">BCNF (F8): en F8(#grupo, nombre_grupo, nro_integrantes_grupo, #organizador) #grupo es superclave.</text:p>
        </text:list-item>
        <text:list-item>
          <text:p text:style-name="P68">Sin pérdida: intersección {#grupo} es clave de F8.</text:p>
        </text:list-item>
      </text:list>
      <text:p text:style-name="P21"/>
      <text:p text:style-name="P33"><text:bookmark text:name="_oi6utcwqtth7"/>Iteración 4</text:p>
      <text:p text:style-name="P22">df 5 #organizador, fecha_evento-&gt; #grupo</text:p>
      <text:p text:style-name="P20"/>
      <text:p text:style-name="P20">F7(<text:span text:style-name="T18">#organizador, fecha_evento</text:span>, #grupo)</text:p>
      <text:p text:style-name="P20">F8(#<text:span text:style-name="T18">evento</text:span>, fecha_evento, motivo_evento, #salon, nombre_grupo, nro_integrantes_grupo, #organizador, #<text:span text:style-name="T18">persona_staff</text:span>)</text:p>
      <text:p text:style-name="P20"/>
      <text:p text:style-name="P20">F7 solo vale la DF 5 y en F8 ya no valen las df 3 y 1. Por lo tanto aplicó el algoritmo para recuperar df1:</text:p>
      <text:p text:style-name="P20"/>
      <text:p text:style-name="P69"><text:span text:style-name="T22">IMPORTANTE, PERDIDA EN EL DETERMINANTE HAY Q FIJARSE. Por eso esto recuperar DF1 funciono, y no DF3, al particionar aca el determinante de DF3 se fue, ese es el que no se puede recuperar.</text:span></text:p>
      <text:p text:style-name="P69"><text:span text:style-name="T22"/></text:p>
      <text:p text:style-name="P20">Objetivo; encontrar todos los atributos de la df que busco, si están es recuperable, si no se perdió y va a BCNF.</text:p>
      <text:p text:style-name="P21">#evento -&gt; fec<text:span text:style-name="T23">­</text:span>ha_evento, motivo_evento, #salon, #grupo</text:p>
      <text:p text:style-name="P20"/>
      <text:p text:style-name="P20">Res = #evento</text:p>
      <text:p text:style-name="P20">iteración 1:</text:p>
      <text:list xml:id="list3597668640" text:style-name="WWNum21">
        <text:list-item>
          <text:p text:style-name="P70">i = 1 (Ri = F1)</text:p>
        </text:list-item>
      </text:list>
      <text:list text:continue-list="list1962724651" text:style-name="WWNum24">
        <text:list-item>
          <text:list>
            <text:list-item>
              <text:p text:style-name="P71">Res = Res <text:s/>U ((Res ∩ Ri) ^+ ∩ Ri)</text:p>
            </text:list-item>
            <text:list-item>
              <text:p text:style-name="P71">Res <text:s/>U {#evento, <text:s/>fecha_evento, motivo_evento, #salon, #grupo, nombre_grupo, nro_integrantes_grupo, #organizado, …} ∩ F1</text:p>
              <text:list>
                <text:list-item>
                  <text:p text:style-name="P72">El más potencia recupera todas las DF’S que se pueden conseguir con los atributos que me quedan de la intersección.</text:p>
                </text:list-item>
              </text:list>
            </text:list-item>
            <text:list-item>
              <text:p text:style-name="P73">{#evento, <text:s/>fecha_evento, motivo_evento, #salon, #grupo}</text:p>
            </text:list-item>
          </text:list>
        </text:list-item>
      </text:list>
      <text:list text:continue-list="list3597668640" text:style-name="WWNum21">
        <text:list-item>
          <text:p text:style-name="P70">i = 2 (Ri = F3)</text:p>
          <text:list>
            <text:list-item>
              <text:p text:style-name="P74">({#evento, <text:s/>fecha_evento, motivo_evento, #salon, #grupo} ∩ F3)+ ∩ F3</text:p>
            </text:list-item>
            <text:list-item>
              <text:p text:style-name="P74">{}+ = {}</text:p>
            </text:list-item>
            <text:list-item>
              <text:p text:style-name="P74">{} ∩ F3 = {}</text:p>
            </text:list-item>
            <text:list-item>
              <text:p text:style-name="P74">Res U {} = Res = {#evento, <text:s/>fecha_evento, motivo_evento, #salon, #grupo}</text:p>
            </text:list-item>
          </text:list>
        </text:list-item>
        <text:list-item>
          <text:p text:style-name="P70">i = 3 (Ri = F5)</text:p>
          <text:list>
            <text:list-item>
              <text:p text:style-name="P74">({#evento, <text:s/>fecha_evento, motivo_evento, #salon, #grupo} ∩ F5)+ ∩ F5</text:p>
            </text:list-item>
            <text:list-item>
              <text:p text:style-name="P74">{}+ = {}</text:p>
            </text:list-item>
            <text:list-item>
              <text:p text:style-name="P74">{} ∩ F5 = {}</text:p>
            </text:list-item>
            <text:list-item>
              <text:p text:style-name="P74">Res U {} = Res = {#evento, <text:s/>fecha_evento, motivo_evento, #salon, #grupo}</text:p>
            </text:list-item>
          </text:list>
        </text:list-item>
        <text:list-item>
          <text:p text:style-name="P70">i = 4 (Ri = F7)</text:p>
          <text:list>
            <text:list-item>
              <text:p text:style-name="P74">({#evento, <text:s/>fecha_evento, motivo_evento, #salon, #grupo} ∩ F7)+ ∩ F7</text:p>
            </text:list-item>
            <text:list-item>
              <text:p text:style-name="P74"><text:soft-page-break/><text:span text:style-name="T16">{</text:span>fecha_evento, #grupo}+ ∩ F7</text:p>
            </text:list-item>
            <text:list-item>
              <text:p text:style-name="P74"><text:span text:style-name="T16">{</text:span>#grupo,nombre_grupo, nro_integrantes_grupo,#organizador , nombre_organizador, telefono_organizador, años_exp_organizador, fecha_evento}+ ∩ F7</text:p>
            </text:list-item>
            <text:list-item>
              <text:p text:style-name="P74">RES U {#organizador, fecha_evento, #grupo} = {#evento, <text:s/>fecha_evento, motivo_evento, #salon, #grupo, #organizador}</text:p>
            </text:list-item>
          </text:list>
        </text:list-item>
        <text:list-item>
          <text:p text:style-name="P70">i = 5 (Ri = F8)</text:p>
          <text:list>
            <text:list-item>
              <text:p text:style-name="P74">Res U ({#evento, <text:s/>fecha_evento, motivo_evento, #salon, #grupo, #organizador} ∩ F8)+ ∩ F8</text:p>
            </text:list-item>
            <text:list-item>
              <text:p text:style-name="P74">({#<text:span text:style-name="T18">evento</text:span>, fecha_evento, motivo_evento, #salon, #organizador})+ <text:s/>∩ F8</text:p>
            </text:list-item>
            <text:list-item>
              <text:p text:style-name="P74">{#evento, fecha_evento, motivo_evento, #salon, #grupo,nombre_salon, nombre_grupo, nro_integrantes_grupo, #organizador, nombre_organizador, telefono_organizador, años_exp_organizador, fecha_evento}∩ F8</text:p>
            </text:list-item>
            <text:list-item>
              <text:p text:style-name="P74">Res U {#<text:span text:style-name="T18">evento</text:span>, fecha_evento, motivo_evento, #salon, nombre_grupo, nro_integrantes_grupo, #organizador}</text:p>
            </text:list-item>
            <text:list-item>
              <text:p text:style-name="P74">{#<text:span text:style-name="T18">evento</text:span>, fecha_evento, motivo_evento, #salon, nombre_grupo, nro_integrantes_grupo, #grupo, #organizador}</text:p>
            </text:list-item>
          </text:list>
        </text:list-item>
      </text:list>
      <text:p text:style-name="P20"><text:span text:style-name="T16">Res = {#</text:span><text:span text:style-name="T17">evento</text:span><text:span text:style-name="T16">, fecha_evento, motivo_evento, #salon, nombre_grupo, nro_integrantes_grupo, #grupo, #organizador}</text:span></text:p>
      <text:p text:style-name="P21">Salgo del for, el Res cambio, hay que seguir, sin embargo → EL RES nunca pierde atributos porque se le hace por union, asi que al ya tener todos los atributos de la DF1, ya sabemos que se puede recuperar.</text:p>
      <text:p text:style-name="P21"/>
      <text:p text:style-name="P20">Analizemos DF3</text:p>
      <text:list text:style-name="WWNum38">
        <text:list-item>
          <text:p text:style-name="P75">res = {#grupo}</text:p>
        </text:list-item>
      </text:list>
      <text:list xml:id="list2351632277" text:style-name="WWNum26">
        <text:list-item>
          <text:p text:style-name="P76">i=1</text:p>
          <text:list>
            <text:list-item>
              <text:p text:style-name="P77">Res = Res <text:s/>U ((Res ∩ R1) ^+ ∩ R1) = {#grupo}</text:p>
            </text:list-item>
          </text:list>
        </text:list-item>
        <text:list-item>
          <text:p text:style-name="P76">i=2</text:p>
          <text:list>
            <text:list-item>
              <text:p text:style-name="P77">Res = Res <text:s/>U ((Res ∩ R3) ^+ ∩ R3) = {#grupo}</text:p>
            </text:list-item>
          </text:list>
        </text:list-item>
        <text:list-item>
          <text:p text:style-name="P76">i=3</text:p>
          <text:list>
            <text:list-item>
              <text:p text:style-name="P77">Res = Res <text:s/>U ((Res ∩ R5) ^+ ∩ R5) = {#grupo}</text:p>
            </text:list-item>
          </text:list>
        </text:list-item>
        <text:list-item>
          <text:p text:style-name="P76">i=4</text:p>
          <text:list>
            <text:list-item>
              <text:p text:style-name="P77">Res = Res <text:s/>U ((Res ∩ R7) ^+ ∩ R7) = {#grupo, organizador}</text:p>
            </text:list-item>
          </text:list>
        </text:list-item>
        <text:list-item>
          <text:p text:style-name="P76">i=5</text:p>
          <text:list>
            <text:list-item>
              <text:p text:style-name="P77">Res = Res <text:s/>U ((Res ∩ R8) ^+ ∩ R8) = {#grupo, organizador}</text:p>
            </text:list-item>
          </text:list>
        </text:list-item>
      </text:list>
      <text:p text:style-name="P20">Res cambio, seguimos</text:p>
      <text:p text:style-name="P20">2. </text:p>
      <text:list text:style-name="WWNum16">
        <text:list-item>
          <text:p text:style-name="P78">i=1</text:p>
          <text:list>
            <text:list-item>
              <text:p text:style-name="P79">Res = Res <text:s/>U ((Res ∩ R1) ^+ ∩ R1) = {#grupo, #organizador}</text:p>
            </text:list-item>
          </text:list>
        </text:list-item>
        <text:list-item>
          <text:p text:style-name="P78">i=2</text:p>
          <text:list>
            <text:list-item>
              <text:p text:style-name="P79">Res = Res <text:s/>U ((Res ∩ R3) ^+ ∩ R3) = {#grupo, #organizador}</text:p>
            </text:list-item>
          </text:list>
        </text:list-item>
        <text:list-item>
          <text:p text:style-name="P78">i=3</text:p>
          <text:list>
            <text:list-item>
              <text:p text:style-name="P79">Res = Res <text:s/>U ((Res ∩ R5) ^+ ∩ R5) = {#grupo, #organizador, nombre_organizador, telefono_organizador, años_exp_organizador}</text:p>
            </text:list-item>
          </text:list>
        </text:list-item>
        <text:list-item>
          <text:p text:style-name="P78">i=4</text:p>
          <text:list>
            <text:list-item>
              <text:p text:style-name="P79"><text:soft-page-break/>Res = Res <text:s/>U ((Res ∩ R7) ^+ ∩ R7) = {#grupo, #organizador, nombre_organizador, telefono_organizador, años_exp_organizador}</text:p>
            </text:list-item>
          </text:list>
        </text:list-item>
        <text:list-item>
          <text:p text:style-name="P78">i=5</text:p>
          <text:list>
            <text:list-item>
              <text:p text:style-name="P79">Res = Res <text:s/>U ((Res ∩ R8) ^+ ∩ R8) = {#grupo, #organizador, nombre_organizador, telefono_organizador, años_exp_organizador}</text:p>
            </text:list-item>
          </text:list>
        </text:list-item>
      </text:list>
      <text:p text:style-name="P20">3. </text:p>
      <text:list text:continue-list="list2351632277" text:style-name="WWNum26">
        <text:list-item>
          <text:p text:style-name="P76">i=1</text:p>
          <text:list>
            <text:list-item>
              <text:p text:style-name="P77">Res = Res <text:s/>U ((Res ∩ R1) ^+ ∩ R1) = {#grupo, #organizador, nombre_organizador, telefono_organizador, años_exp_organizador}</text:p>
            </text:list-item>
          </text:list>
        </text:list-item>
        <text:list-item>
          <text:p text:style-name="P76">i=2</text:p>
          <text:list>
            <text:list-item>
              <text:p text:style-name="P77">Res = Res <text:s/>U ((Res ∩ R3) ^+ ∩ R3) = {#grupo, #organizador, nombre_organizador, telefono_organizador, años_exp_organizador}</text:p>
            </text:list-item>
          </text:list>
        </text:list-item>
        <text:list-item>
          <text:p text:style-name="P76">i=3</text:p>
          <text:list>
            <text:list-item>
              <text:p text:style-name="P77">Res = Res <text:s/>U ((Res ∩ R5) ^+ ∩ R5) = {#grupo, #organizador, nombre_organizador, telefono_organizador, años_exp_organizador}</text:p>
            </text:list-item>
          </text:list>
        </text:list-item>
        <text:list-item>
          <text:p text:style-name="P76">i=4</text:p>
          <text:list>
            <text:list-item>
              <text:p text:style-name="P77">Res = Res <text:s/>U ((Res ∩ R7) ^+ ∩ R7) = #grupo, #organizador, nombre_organizador, telefono_organizador, años_exp_organizador}</text:p>
            </text:list-item>
          </text:list>
        </text:list-item>
        <text:list-item>
          <text:p text:style-name="P76">i=5</text:p>
          <text:list>
            <text:list-item>
              <text:p text:style-name="P77">Res = Res <text:s/>U ((Res ∩ R8) ^+ ∩ R8) = #grupo, #organizador, nombre_organizador, telefono_organizador, años_exp_organizador}</text:p>
            </text:list-item>
          </text:list>
        </text:list-item>
      </text:list>
      <text:p text:style-name="P80">4. <text:span text:style-name="T24">El algoritmo termina al no cambiar RES, como no RES no incluye {#grupo, nombre_grupo, nro_integrantes_grupo, #organizador} entonces, </text:span><text:span text:style-name="T25">afirmamos que perdimos la df3</text:span><text:span text:style-name="T24">, </text:span></text:p>
      <text:p text:style-name="P80"><text:span text:style-name="T24"/></text:p>
      <text:p text:style-name="P80"><text:span text:style-name="T26">Analogamente, de haber particionado DF1 no hubiese podido recuperar DF3 (porque tiene </text:span><text:span text:style-name="T27">#grupo</text:span><text:span text:style-name="T26"> entre sus atributos determinados), y si hubiese particionado por DF3 (porque tiene </text:span><text:span text:style-name="T27">#organizador</text:span><text:span text:style-name="T26"> entre sus atributos determinados) no hubiese podido recuperar DF5. </text:span></text:p>
      <text:p text:style-name="P80"><text:span text:style-name="T26">P</text:span><text:span text:style-name="T24">or lo tanto, </text:span><text:span text:style-name="T25">el esquema no puede ser llevado a BCNF</text:span><text:span text:style-name="T24">.</text:span></text:p>
      <text:p text:style-name="P20"/>
      <text:p text:style-name="P20">F1( #<text:span text:style-name="T18">salon</text:span>, nombre_salon)</text:p>
      <text:p text:style-name="P20">F3( #<text:span text:style-name="T18">organizador</text:span>, nombre_organizador, telefono_organizador, años_exp_organizador)</text:p>
      <text:p text:style-name="P20">F5(#<text:span text:style-name="T18">persona_staff</text:span>, nombre_persona_staff, telefono_persona_staff, rol_persona_staff)</text:p>
      <text:p text:style-name="P20"/>
      <text:p text:style-name="P20"><text:span text:style-name="T28">Quedan en BCNF pasamos el resto a 3ERA forma normal. Es decir no hay dependencias transitivas:</text:span></text:p>
      <text:p text:style-name="P20">F7(#<text:span text:style-name="T18">evento</text:span>, fecha_evento, motivo_evento, #salon, #grupo)<text:line-break/>F8(#<text:span text:style-name="T18">grupo</text:span>, nombre_grupo, nro_integrantes_grupo, #organizador)</text:p>
      <text:p text:style-name="P20">F9(#<text:span text:style-name="T18">organizador, fecha_evento</text:span>, #grupo)<text:line-break/>F10(#<text:span text:style-name="T18">evento, #persona_staff</text:span>) -&gt;&gt; 4FN (multivaluado trivial)</text:p>
      <text:p text:style-name="P20"/>
      <text:p text:style-name="P20">3FN:</text:p>
      <text:p text:style-name="P20">Un esquema de relación 𝑅 está en 3FN si, para cada dependencia funcional 𝑋 → 𝐴, se cumple al menos una de las siguientes condiciones:</text:p>
      <text:list text:style-name="WWNum20">
        <text:list-item>
          <text:p text:style-name="P81"><text:soft-page-break/>𝑋 → 𝐴 es trivial, es decir, 𝐴 es un subconjunto de 𝑋.</text:p>
        </text:list-item>
        <text:list-item>
          <text:p text:style-name="P81">𝑋 es una superclave, lo que significa que 𝑋 identifica de manera única a todas las tuplas de la relación.</text:p>
        </text:list-item>
        <text:list-item>
          <text:p text:style-name="P81">𝐴 es un atributo primo, lo que significa que 𝐴 forma parte de alguna clave candidata de la relación.</text:p>
        </text:list-item>
      </text:list>
      <text:p text:style-name="P21"/>
      <text:list text:continue-numbering="true" text:style-name="WWNum20">
        <text:list-item>
          <text:p text:style-name="P81"><text:span text:style-name="T16">F1</text:span>(#<text:span text:style-name="T18">salon</text:span>, nombre_salon)</text:p>
        </text:list-item>
        <text:list-item>
          <text:p text:style-name="P81"><text:span text:style-name="T16">F3</text:span>(#<text:span text:style-name="T18">organizador</text:span>, nombre_organizador, telefono_organizador, años_exp_organizador)</text:p>
        </text:list-item>
        <text:list-item>
          <text:p text:style-name="P81"><text:span text:style-name="T16">F5</text:span>(#<text:span text:style-name="T18">persona_staff</text:span>, nombre_persona_staff, telefono_persona_staff, rol_persona_staff)</text:p>
        </text:list-item>
        <text:list-item>
          <text:p text:style-name="P81"><text:span text:style-name="T16">F8</text:span>(#<text:span text:style-name="T18">grupo</text:span>, nombre_grupo, nro_integrantes_grupo, #organizador)<text:line-break/><text:span text:style-name="T16">F7</text:span>(#<text:span text:style-name="T18">evento</text:span>, fecha_evento, motivo_evento, #salon, #grupo)</text:p>
        </text:list-item>
        <text:list-item>
          <text:p text:style-name="P81"><text:span text:style-name="T16">F9</text:span>(#<text:span text:style-name="T18">organizador</text:span>, <text:span text:style-name="T18">fecha_evento</text:span>, #grupo)</text:p>
        </text:list-item>
        <text:list-item>
          <text:p text:style-name="P81"><text:span text:style-name="T16">F10</text:span>(#<text:span text:style-name="T18">evento</text:span>, #<text:span text:style-name="T18">persona_staff</text:span>)</text:p>
        </text:list-item>
      </text:list>
      <text:p text:style-name="P18"><text:bookmark text:name="_q5frc0kzdsfp"/>12. </text:p>
      <text:p text:style-name="P20">INTERNACIÓN (codHospital, cantidadHabitaciones, direcciónInternacionPaciente,</text:p>
      <text:p text:style-name="P20">telefonoInternacionPaciente, dniPaciente, domicilioPaciente, nombreApellidoPaciente, domicilioHospital, ciudadHospital, directorHospital, fechaInicioInternacion, cantDiasIntenacion, doctorQueAtiendePaciente, insumoEmpleadoInternación)</text:p>
      <text:p text:style-name="P20">Donde:</text:p>
      <text:p text:style-name="P20">● cantidadHabitaciones es la cantidad de habitaciones que hay en cada hospital</text:p>
      <text:p text:style-name="P20">● direcciónInternacionPaciente y telefonoInternacionPaciente, indican la dirección y el teléfono que deja un paciente cuando se interna</text:p>
      <text:p text:style-name="P20">● domicilioPaciente es el domicilio que figura en el dni del paciente</text:p>
      <text:p text:style-name="P20">● Un paciente para una internación es atendido por muchos doctores</text:p>
      <text:p text:style-name="P20">(doctorQueAtiendePaciente)</text:p>
      <text:p text:style-name="P20">● Para una internación de un paciente, se emplean varios insumos (insumoEmpleadoInternación)</text:p>
      <text:p text:style-name="P20">● El código de hospital (codHospital) es único.</text:p>
      <text:p text:style-name="P20">● Existe un único director por hospital. Un director podría dirigir más de un hospital</text:p>
      <text:p text:style-name="P20">● Un paciente en la misma fecha no puede estar internado en diferentes hospitales</text:p>
      <text:p text:style-name="P20">● En un domicilioHospital de una ciudad existe un único hospital</text:p>
      <text:p text:style-name="P20"/>
      <text:p text:style-name="P82">NOTA: SIEMPRE QUE JUSTIFIQUE DF QUE SON SUPERCLAVE, HAY Q PONER EL DETERMINANTE.</text:p>
      <text:p text:style-name="P82"/>
      <text:p text:style-name="P20">dfs:</text:p>
      <text:list text:style-name="WWNum37">
        <text:list-item>
          <text:p text:style-name="P83">codHospital -&gt; cantidadHabitaciones, directorHospital, <text:s/>domicilioHospital, ciudadHospital</text:p>
        </text:list-item>
        <text:list-item>
          <text:p text:style-name="P83">dniPaciente -&gt; domicilioPaciente, nombreApellidoPaciente</text:p>
        </text:list-item>
        <text:list-item>
          <text:p text:style-name="P84">ciudadHospital, domicilioHospital -&gt; codHospital, cantidadHabitaciones, directorHospital</text:p>
        </text:list-item>
        <text:list-item>
          <text:p text:style-name="P84"><text:soft-page-break/>dniPaciente, fechaInicioInternacion -&gt; direcciónInternacionPaciente, telefonoInternacionPaciente, cantDiasIntenacion, <text:s/>ciudadHospital, domicilioHospital </text:p>
        </text:list-item>
        <text:list-item>
          <text:p text:style-name="P83">dniPaciente, fechaInicioInternacion -&gt; direcciónInternacionPaciente, telefonoInternacionPaciente, cantDiasIntenacion, <text:s/>codHospital</text:p>
        </text:list-item>
      </text:list>
      <text:p text:style-name="P21"/>
      <text:p text:style-name="P21">cc {dniPaciente, fechaInicioInterancion, doctorQueAtiendePaciente, insumoEmpleadoInternacion}</text:p>
      <text:p text:style-name="P20"/>
      <text:p text:style-name="P85">INTERNACIÓN <text:s/>NO ESTA BCNF, tiene <text:span text:style-name="T3">al menos una df, </text:span><text:span text:style-name="T29">p</text:span><text:span text:style-name="T3">or ej DF2 cuyo determinante</text:span> <text:span text:style-name="T3">(dniPaciente) n</text:span>o son superclave <text:span text:style-name="T3">del esquema. Particiono por DF2</text:span>:</text:p>
      <text:p text:style-name="P86"><text:bookmark text:name="_xfvt1ro5ol04"/>Iteración 1</text:p>
      <text:p text:style-name="P20">R1(<text:span text:style-name="T18">dniPaciente</text:span>, domicilioPaciente, nombreApellidoPaciente)</text:p>
      <text:p text:style-name="P20">R2(codHospital, cantidadHabitaciones, direcciónInternacionPaciente,</text:p>
      <text:p text:style-name="P20">telefonoInternacionPaciente, <text:span text:style-name="T17">dniPaciente</text:span>, domicilioHospital, ciudadHospital, directorHospital, <text:span text:style-name="T18">fechaInicioInternacion</text:span>, cantDiasIntenacion, <text:span text:style-name="T18">doctorQueAtiendePaciente, insumoEmpleadoInternación</text:span>)</text:p>
      <text:p text:style-name="P20"/>
      <text:p text:style-name="P87">Analisis de perdida de informacion: Sin pérdida: R1∩R2 = {dniPaciente} y dniPaciente es clave de R1.</text:p>
      <text:p text:style-name="P87">Analisis de perdida de DFs: por validacion simple, en R1 vale DF2, y en R2 valen Df1,df3,df4,df5</text:p>
      <text:p text:style-name="P87"/>
      <text:list text:style-name="WWNum5">
        <text:list-item>
          <text:p text:style-name="P88">BCNF (R1): en R1(dniPaciente, domicilioPaciente, nombreApellidoPaciente) el determinante dniPaciente <text:span text:style-name="T3">(de la df funcional usada para particionar) </text:span>es superclave.</text:p>
          <text:p text:style-name="P88"/>
        </text:list-item>
      </text:list>
      <text:p text:style-name="P20"/>
      <text:p text:style-name="P20">R2 NO ESTA BCNF, tiene <text:span text:style-name="T3">al menos una</text:span> df <text:span text:style-name="T3">por ej df</text:span><text:span text:style-name="T6">1, df2, df4, df5 cuyo determinante no es superclave</text:span><text:span text:style-name="T3"> </text:span><text:span text:style-name="T6">del esquema. Particiono por DF3</text:span></text:p>
      <text:p text:style-name="P33"><text:bookmark text:name="_oss6jg2eqrr"/>Iteración 2</text:p>
      <text:p text:style-name="P20"/>
      <text:p text:style-name="P20">R3(<text:span text:style-name="T18">codHospital</text:span>, cantidadHabitaciones, directorHospital, <text:s/><text:span text:style-name="T30">domicilioHospital, ciudadHospital)</text:span></text:p>
      <text:p text:style-name="P20">R4(<text:span text:style-name="T16">codHospital</text:span>, direcciónInternacionPaciente,</text:p>
      <text:p text:style-name="P20">telefonoInternacionPaciente, <text:span text:style-name="T17">dniPaciente</text:span>, <text:span text:style-name="T18">fechaInicioInternacion</text:span>, cantDiasIntenacion, <text:span text:style-name="T18">doctorQueAtiendePaciente, insumoEmpleadoInternación</text:span>)</text:p>
      <text:p text:style-name="P20"/>
      <text:p text:style-name="P87">Analisis de perdida de informacion: Sin pérdida: R3∩R4 = {codHospital} y codHospital es clave de R3.</text:p>
      <text:p text:style-name="P87">Analisis de perdida de DFs: Por validacion simple, en R3 valen<text:span text:style-name="T22"> DF1 y DF3</text:span> que son equivalentes ya que producen el mismo conjunto de atributos, en R4 valen DF2 y DF5. Se pierde DF4? No, no se pierde, se invalida pero se puede recuperar a traves de DF5 (explicar exhaustivamente como muestra la diapo 15 de la EP)</text:p>
      <text:p text:style-name="P87"/>
      <text:p text:style-name="P87"/>
      <text:list text:style-name="WWNum8">
        <text:list-item>
          <text:p text:style-name="P89"><text:soft-page-break/>R3 esta en BCNF porque valen dos DF (Df1 y Df3), donde ambos determinantes <text:span text:style-name="T13">(poner cuales) </text:span>son sup<text:span text:style-name="T6">e</text:span>rclave del esquema</text:p>
        </text:list-item>
      </text:list>
      <text:p text:style-name="P90"/>
      <text:p text:style-name="P20"/>
      <text:p text:style-name="P91">R4 NO ESTA BCNF, tiene <text:span text:style-name="T6">al menos una df por ejemplo DF5 cuyo determinante </text:span><text:span text:style-name="T31">(dniPaciente, fechaInicioInternacion)</text:span><text:span text:style-name="T6"> no es superclave del esquema. Particiono por DF</text:span><text:span text:style-name="T32">5</text:span><text:span text:style-name="T6">.</text:span></text:p>
      <text:p text:style-name="P33"><text:bookmark text:name="_3f64tknvl8mb"/>Iteración 3</text:p>
      <text:p text:style-name="P20"/>
      <text:p text:style-name="P20">R<text:span text:style-name="T13">5</text:span>(<text:span text:style-name="T18">dniPaciente</text:span> <text:span text:style-name="T18">, fechaInicioInternacion</text:span>, direcciónInternacionPaciente , telefonoInternacionPaciente, cantDiasIntenacion, <text:s/>codHospital)</text:p>
      <text:p text:style-name="P20">R<text:span text:style-name="T13">6</text:span>(<text:span text:style-name="T17">dniPaciente</text:span>, <text:span text:style-name="T17">fechaInicioInternacion</text:span>, <text:span text:style-name="T18">doctorQueAtiendePaciente, insumoEmpleadoInternación</text:span>)</text:p>
      <text:p text:style-name="P20"/>
      <text:p text:style-name="P92">Analisis de perdida de informacion:<text:span text:style-name="T33"> Sin pérdida: R</text:span><text:span text:style-name="T34">5</text:span><text:span text:style-name="T33">∩R</text:span><text:span text:style-name="T34">6</text:span><text:span text:style-name="T33"> = {dniPaciente, fechaInicioInternacion}, que es clave de R</text:span><text:span text:style-name="T34">5</text:span><text:span text:style-name="T33">.</text:span></text:p>
      <text:p text:style-name="P92">Analisis de perdida de dfs: Por validacion simple, en R<text:span text:style-name="T29">5</text:span> vale DF4.</text:p>
      <text:p text:style-name="P92"/>
      <text:p text:style-name="P92">R<text:span text:style-name="T29">5</text:span> esta en BCNF porque solo vale Df4 cuyo determinante es superclave del esquema.</text:p>
      <text:p text:style-name="P92">R<text:span text:style-name="T29">6</text:span> esta en BCNF porque todos los atributos que tiene son los de la CC, entonce<text:span text:style-name="T6">s</text:span> cualquier DF que se pueda hallar ahi va a ser trivial</text:p>
      <text:p text:style-name="P93"/>
      <text:p text:style-name="P92"/>
      <text:p text:style-name="P92">Los esquemas en BCNF son: </text:p>
      <text:p text:style-name="P92">R1, R3, R4, <text:span text:style-name="T29">R5, R6</text:span></text:p>
      <text:p text:style-name="P92"/>
      <text:p text:style-name="P92">La clave primaria del esquema es: {<text:span text:style-name="T35">dniPaciente, fechaInicioInternacion, doctorQueAtiendePaciente, insumoEmpleadoInternación}</text:span></text:p>
      <text:p text:style-name="P92"><text:span text:style-name="T35"/></text:p>
      <text:p text:style-name="P94">Analisis de 4FN</text:p>
      <text:p text:style-name="P92"/>
      <text:p text:style-name="P20">DM:<text:line-break/></text:p>
      <text:list text:style-name="WWNum40">
        <text:list-item>
          <text:p text:style-name="P95">dniPaciente, fechaInicioInternacion --&gt;&gt; doctorQueAtiendePaciente</text:p>
        </text:list-item>
        <text:list-item>
          <text:p text:style-name="P96">dniPaciente, fechaInicioInternacion --&gt;&gt; insumoEmpleadoInternación</text:p>
        </text:list-item>
      </text:list>
      <text:p text:style-name="P97">R4 no esta en 4FN, porque tiene DM no triviales, si particionamos por cualquiera nos quedaran 2 en 4FN:<text:line-break/></text:p>
      <text:p text:style-name="P98"><text:span text:style-name="T28">R</text:span><text:span text:style-name="T36">7</text:span><text:span text:style-name="T28">(</text:span><text:span text:style-name="T37">dniPaciente, fechaInicioInternacion, doctorQueAtiendePaciente</text:span><text:span text:style-name="T28">)</text:span></text:p>
      <text:p text:style-name="P98"><text:span text:style-name="T28">R</text:span><text:span text:style-name="T36">8</text:span><text:span text:style-name="T28">(</text:span><text:span text:style-name="T37">dniPaciente, fechaInicioInternacion , insumoEmpleadoInternación</text:span><text:span text:style-name="T28">)</text:span></text:p>
      <text:p text:style-name="P98"/>
      <text:p text:style-name="P99">En R<text:span text:style-name="T29">7</text:span> vale solo DM1 que es trivial, por lo tanto esta en 4FN</text:p>
      <text:p text:style-name="P100"><text:soft-page-break/>En R<text:span text:style-name="T29">8 </text:span>vale solo DM2 que es trivial, por lo tanto esta en 4FN</text:p>
      <text:p text:style-name="P100">Las particiones en 4FN son:</text:p>
      <text:p text:style-name="P100">R1, R3, R5, R6, <text:span text:style-name="T29">R7, R8</text:span></text:p>
      <text:p text:style-name="P100">Esquemas sin proyecciones:</text:p>
      <text:list text:style-name="WWNum36">
        <text:list-item>
          <text:p text:style-name="P101"><text:span text:style-name="T38">R1</text:span><text:span text:style-name="T28">(</text:span><text:span text:style-name="T37">dniPaciente</text:span><text:span text:style-name="T28">, domicilioPaciente, nombreApellidoPaciente)</text:span></text:p>
        </text:list-item>
        <text:list-item>
          <text:p text:style-name="P101"><text:span text:style-name="T38">R3</text:span><text:span text:style-name="T28">(</text:span><text:span text:style-name="T37">codHospital</text:span><text:span text:style-name="T28">, cantidadHabitaciones, directorHospital, domicilioHospital, ciudadHospital)</text:span></text:p>
        </text:list-item>
        <text:list-item>
          <text:p text:style-name="P101"><text:span text:style-name="T38">R</text:span><text:span text:style-name="T39">5</text:span><text:span text:style-name="T28">(</text:span><text:span text:style-name="T37">dniPaciente</text:span><text:span text:style-name="T28">, </text:span><text:span text:style-name="T37">fechaInicioInternacion</text:span><text:span text:style-name="T28">, direcciónInternacionPaciente, telefonoInternacionPaciente, cantDiasIntenacion, codHospital)</text:span></text:p>
        </text:list-item>
        <text:list-item>
          <text:p text:style-name="P101"><text:span text:style-name="T38">R</text:span><text:span text:style-name="T39">7</text:span><text:span text:style-name="T28">(</text:span><text:span text:style-name="T37">dniPaciente, fechaInicioInternacion, doctorQueAtiendePaciente</text:span><text:span text:style-name="T28">)</text:span></text:p>
        </text:list-item>
        <text:list-item>
          <text:p text:style-name="P102"><text:span text:style-name="T38">R</text:span><text:span text:style-name="T39">8</text:span><text:span text:style-name="T28">(</text:span><text:span text:style-name="T37">dniPaciente, fechaInicioInternacion, insumoEmpleadoInternación</text:span><text:span text:style-name="T28">)</text:span></text:p>
        </text:list-item>
      </text:list>
      <text:p text:style-name="P97"/>
      <text:p text:style-name="P9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Bahnschrift" svg:font-family="Bahnschrift" style:font-family-generic="swiss" style:font-pitch="variable"/>
    <style:font-face style:name="Helvetica Neue" svg:font-family="'Helvetica Neue'" style:font-family-generic="system" style:font-pitch="variable"/>
    <style:font-face style:name="Liberation Sans" svg:font-family="'Liberation Sans'" style:font-family-generic="swiss" style:font-pitch="variable"/>
    <style:font-face style:name="Montserrat" svg:font-family="Montserrat" style:font-family-generic="roman" style:font-pitch="variable"/>
    <style:font-face style:name="Montserrat1" svg:font-family="Montserrat"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Montserrat" fo:font-size="11pt" fo:language="none" fo:country="none" style:letter-kerning="false" style:font-name-asian="Montserrat1" style:font-size-asian="11pt" style:language-asian="zh" style:country-asian="CN" style:font-name-complex="Montserrat1" style:font-size-complex="11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Montserrat" fo:font-size="11pt" fo:language="none" fo:country="none" style:letter-kerning="false" style:font-name-asian="Montserrat1" style:font-size-asian="11pt" style:language-asian="zh" style:country-asian="CN" style:font-name-complex="Montserrat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278in" fo:margin-bottom="0.0835in"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class="chapter">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chapter">
      <style:paragraph-properties fo:margin-top="0.222in" fo:margin-bottom="0.0555in" style:contextual-spacing="false" fo:line-height="100%" fo:keep-together="always" fo:keep-with-next="always"/>
      <style:text-properties fo:color="#434343" loext:opacity="100%" fo:font-size="14pt" fo:font-weight="bold" style:font-size-asian="14pt" style:font-weight-asian="bold" style:font-size-complex="14pt"/>
    </style:style>
    <style:style style:name="Heading_20_4" style:display-name="Heading 4" style:family="paragraph" style:parent-style-name="normal" style:next-style-name="normal" style:class="chapter">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chapter">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chapter">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0417in" style:contextual-spacing="false" fo:line-height="100%" fo:keep-together="always" fo:keep-with-next="always"/>
      <style:text-properties fo:font-size="26pt" style:font-size-asian="26pt" style:font-size-complex="26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loext:num-list-format="(%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2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7"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0"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36"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9"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42"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45"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48"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51"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5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54"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5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57"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0"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72" loext:num-list-format="%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75"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78"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0" loext:num-list-format="%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9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93"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9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96"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normal"/>
      </style:header>
      <style:footer>
        <text:p text:style-name="normal"/>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duration>PT10M19S</meta:editing-duration>
    <meta:editing-cycles>2</meta:editing-cycles>
    <meta:generator>LibreOffice/25.8.1.1$Windows_X86_64 LibreOffice_project/54047653041915e595ad4e45cccea684809c77b5</meta:generator>
    <meta:creation-date>2025-09-19T09:37:29.643191000</meta:creation-date>
    <dc:date>2025-09-19T12:06:37.147123600</dc:date>
    <meta:document-statistic meta:table-count="0" meta:image-count="0" meta:object-count="0" meta:page-count="31" meta:paragraph-count="785" meta:word-count="7003" meta:character-count="50312" meta:non-whitespace-character-count="44221"/>
  </office:meta>
</office:document-meta>
</file>